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ui-monospace" svg:font-family="ui-monospace, SFMono-Regular, 'SF Mono', Menlo, Consolas, 'Liberation Mono', monospace"/>
    <style:font-face style:name="Arial1" svg:font-family="Arial" style:font-family-generic="swiss"/>
    <style:font-face style:name="Source Code Pro" svg:font-family="'Source Code Pro'" style:font-family-generic="modern" style:font-pitch="fixed"/>
    <style:font-face style:name="Source Code Pro Semibold" svg:font-family="'Source Code Pro Semibold'" style:font-family-generic="modern" style:font-pitch="fixed"/>
    <style:font-face style:name="Source Code Pro Semibold1" svg:font-family="'Source Code Pro Semibold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7.2514in" fo:margin-left="0in" style:page-number="auto" table:align="left" style:shadow="none" style:may-break-between-rows="true" table:border-model="collapsing"/>
    </style:style>
    <style:style style:name="Table1.A" style:family="table-column">
      <style:table-column-properties style:column-width="0.8083in"/>
    </style:style>
    <style:style style:name="Table1.B" style:family="table-column">
      <style:table-column-properties style:column-width="0.8819in"/>
    </style:style>
    <style:style style:name="Table1.D" style:family="table-column">
      <style:table-column-properties style:column-width="1.3778in"/>
    </style:style>
    <style:style style:name="Table1.E" style:family="table-column">
      <style:table-column-properties style:column-width="1.3056in"/>
    </style:style>
    <style:style style:name="Table1.F" style:family="table-column">
      <style:table-column-properties style:column-width="0.9368in"/>
    </style:style>
    <style:style style:name="Table1.G" style:family="table-column">
      <style:table-column-properties style:column-width="1.1326in"/>
    </style:style>
    <style:style style:name="Table1.1" style:family="table-row">
      <style:table-row-properties style:min-row-height="0.2688in" fo:keep-together="auto"/>
    </style:style>
    <style:style style:name="Table1.A1" style:family="table-cell">
      <style:table-cell-properties fo:background-color="#00599d" fo:padding="0.0403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.0403in" fo:border="none" style:writing-mode="page">
        <style:background-image/>
      </style:table-cell-properties>
    </style:style>
    <style:style style:name="Table1.E2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1.F2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1.G2" style:family="table-cell" style:data-style-name="N0">
      <style:table-cell-properties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3" style:family="table-row">
      <style:table-row-properties style:min-row-height="0.2688in"/>
    </style:style>
    <style:style style:name="Table1.A3" style:family="table-cell">
      <style:table-cell-properties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1.D3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1.E3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1.F3" style:family="table-cell" style:data-style-name="N0">
      <style:table-cell-properties fo:background-color="#dddddd" fo:padding="0.0403in" fo:border="none" style:writing-mode="page">
        <style:background-image/>
      </style:table-cell-properties>
    </style:style>
    <style:style style:name="Table1.G3" style:family="table-cell">
      <style:table-cell-properties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4" style:family="table-row">
      <style:table-row-properties style:min-row-height="0.0465in" fo:keep-together="auto"/>
    </style:style>
    <style:style style:name="Table1.A4" style:family="table-cell">
      <style:table-cell-properties fo:background-color="#adc5e7" fo:padding="0.0403in" fo:border="0.75pt solid #00599d" style:writing-mode="page">
        <style:background-image/>
      </style:table-cell-properties>
    </style:style>
    <style:style style:name="P1" style:family="paragraph" style:parent-style-name="Header">
      <loext:graphic-properties draw:fill-gradient-name="gradient" draw:fill-hatch-name="hatch"/>
      <style:paragraph-properties fo:text-align="end" style:justify-single-word="false" fo:padding="0.0201in" fo:border-left="none" fo:border-right="none" fo:border-top="none" fo:border-bottom="0.06pt solid #000000"/>
      <style:text-properties style:font-name="Source Code Pro" fo:font-style="italic" officeooo:rsid="009f982a" officeooo:paragraph-rsid="00a0cba4" style:font-style-asian="italic" style:font-style-complex="italic"/>
    </style:style>
    <style:style style:name="P2" style:family="paragraph" style:parent-style-name="Header">
      <loext:graphic-properties draw:fill-gradient-name="gradient" draw:fill-hatch-name="hatch"/>
      <style:paragraph-properties fo:padding="0.0201in" fo:border-left="none" fo:border-right="none" fo:border-top="none" fo:border-bottom="0.06pt solid #000000"/>
      <style:text-properties style:font-name="Source Code Pro" fo:font-style="italic" officeooo:rsid="009f982a" officeooo:paragraph-rsid="009f982a" style:font-style-asian="italic" style:font-style-complex="italic"/>
    </style:style>
    <style:style style:name="P3" style:family="paragraph" style:parent-style-name="Text_20_body">
      <style:paragraph-properties fo:break-before="page"/>
      <style:text-properties officeooo:rsid="0011b3c2" officeooo:paragraph-rsid="0011b3c2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Source Code Pro Semibold" fo:font-size="32pt" officeooo:rsid="0011b3c2" officeooo:paragraph-rsid="0011b3c2" style:font-size-asian="32pt" style:font-size-complex="32pt"/>
    </style:style>
    <style:style style:name="P6" style:family="paragraph" style:parent-style-name="Standard">
      <style:paragraph-properties fo:text-align="center" style:justify-single-word="false"/>
      <style:text-properties style:font-name="Source Code Pro Semibold" fo:font-size="12pt" officeooo:rsid="0011b3c2" officeooo:paragraph-rsid="0011b3c2" style:font-size-asian="10.5pt" style:font-size-complex="12pt"/>
    </style:style>
    <style:style style:name="P7" style:family="paragraph" style:parent-style-name="Text_20_body">
      <style:text-properties officeooo:rsid="0011b3c2" officeooo:paragraph-rsid="0011b3c2"/>
    </style:style>
    <style:style style:name="P8" style:family="paragraph" style:parent-style-name="Text_20_body">
      <style:text-properties officeooo:paragraph-rsid="001b70af"/>
    </style:style>
    <style:style style:name="P9" style:family="paragraph" style:parent-style-name="Text_20_body">
      <style:text-properties style:font-name="Liberation Serif" fo:font-weight="normal" officeooo:rsid="00b83f90" officeooo:paragraph-rsid="00bdc30c" style:font-weight-asian="normal" style:font-weight-complex="normal"/>
    </style:style>
    <style:style style:name="P10" style:family="paragraph" style:parent-style-name="Text_20_body">
      <style:text-properties style:font-name="Liberation Serif" fo:font-weight="normal" officeooo:rsid="00bdc30c" officeooo:paragraph-rsid="00bdc30c" style:font-weight-asian="normal" style:font-weight-complex="normal"/>
    </style:style>
    <style:style style:name="P11" style:family="paragraph" style:parent-style-name="Text_20_body">
      <style:text-properties style:font-name="Source Code Pro Semibold1" fo:font-weight="normal" officeooo:rsid="001cd57c" officeooo:paragraph-rsid="001d03c8" style:font-weight-asian="normal" style:font-weight-complex="normal"/>
    </style:style>
    <style:style style:name="P12" style:family="paragraph" style:parent-style-name="Text_20_body">
      <style:text-properties style:font-name="Source Code Pro Semibold1" fo:font-weight="normal" officeooo:rsid="001cd57c" officeooo:paragraph-rsid="00907ffd" style:font-weight-asian="normal" style:font-weight-complex="normal"/>
    </style:style>
    <style:style style:name="P13" style:family="paragraph" style:parent-style-name="Text_20_body">
      <style:text-properties style:font-name="Source Code Pro Semibold1" fo:font-weight="normal" officeooo:rsid="00aa0291" officeooo:paragraph-rsid="00aa0291" style:font-weight-asian="normal" style:font-weight-complex="normal"/>
    </style:style>
    <style:style style:name="P14" style:family="paragraph" style:parent-style-name="Text_20_body">
      <style:text-properties style:font-name="Source Code Pro Semibold1" fo:font-weight="normal" officeooo:rsid="00aa0291" officeooo:paragraph-rsid="00bdc30c" style:font-weight-asian="normal" style:font-weight-complex="normal"/>
    </style:style>
    <style:style style:name="P15" style:family="paragraph" style:parent-style-name="Text_20_body">
      <style:paragraph-properties fo:margin-left="0.4925in" fo:margin-right="0in" fo:text-indent="0in" style:auto-text-indent="false"/>
      <style:text-properties officeooo:rsid="001cd57c" officeooo:paragraph-rsid="008cdd93"/>
    </style:style>
    <style:style style:name="P16" style:family="paragraph" style:parent-style-name="Text_20_body">
      <style:paragraph-properties fo:margin-left="0.4925in" fo:margin-right="0in" fo:text-indent="0in" style:auto-text-indent="false"/>
      <style:text-properties officeooo:rsid="001cd57c" officeooo:paragraph-rsid="00316f7f"/>
    </style:style>
    <style:style style:name="P17" style:family="paragraph" style:parent-style-name="Text_20_body">
      <style:paragraph-properties fo:margin-left="0.4925in" fo:margin-right="0in" fo:text-indent="0in" style:auto-text-indent="false"/>
      <style:text-properties officeooo:rsid="001cd57c" officeooo:paragraph-rsid="004549b3"/>
    </style:style>
    <style:style style:name="P18" style:family="paragraph" style:parent-style-name="Text_20_body">
      <style:paragraph-properties fo:margin-left="0.4925in" fo:margin-right="0in" fo:text-indent="0in" style:auto-text-indent="false"/>
      <style:text-properties officeooo:rsid="001cd57c" officeooo:paragraph-rsid="002cf464"/>
    </style:style>
    <style:style style:name="P19" style:family="paragraph" style:parent-style-name="Text_20_body">
      <style:paragraph-properties fo:margin-left="0.4925in" fo:margin-right="0in" fo:text-indent="0in" style:auto-text-indent="false"/>
      <style:text-properties fo:font-weight="normal" officeooo:rsid="001cd57c" officeooo:paragraph-rsid="001d03c8" style:font-weight-asian="normal" style:font-weight-complex="normal"/>
    </style:style>
    <style:style style:name="P20" style:family="paragraph" style:parent-style-name="Text_20_body">
      <style:paragraph-properties fo:margin-left="0.4925in" fo:margin-right="0in" fo:text-indent="0in" style:auto-text-indent="false"/>
      <style:text-properties fo:font-weight="normal" officeooo:rsid="001cd57c" officeooo:paragraph-rsid="001d726f" style:font-weight-asian="normal" style:font-weight-complex="normal"/>
    </style:style>
    <style:style style:name="P21" style:family="paragraph" style:parent-style-name="Text_20_body">
      <style:paragraph-properties fo:margin-left="0.4925in" fo:margin-right="0in" fo:text-indent="0in" style:auto-text-indent="false"/>
      <style:text-properties fo:font-weight="normal" officeooo:rsid="001cd57c" officeooo:paragraph-rsid="00261f45" style:font-weight-asian="normal" style:font-weight-complex="normal"/>
    </style:style>
    <style:style style:name="P22" style:family="paragraph" style:parent-style-name="Text_20_body">
      <style:paragraph-properties fo:margin-left="0.4925in" fo:margin-right="0in" fo:text-indent="0in" style:auto-text-indent="false"/>
      <style:text-properties fo:font-weight="normal" officeooo:rsid="001cd57c" officeooo:paragraph-rsid="002681e5" style:font-weight-asian="normal" style:font-weight-complex="normal"/>
    </style:style>
    <style:style style:name="P23" style:family="paragraph" style:parent-style-name="Text_20_body">
      <style:paragraph-properties fo:margin-left="0.4925in" fo:margin-right="0in" fo:text-indent="0in" style:auto-text-indent="false"/>
      <style:text-properties fo:font-weight="normal" officeooo:rsid="001cd57c" officeooo:paragraph-rsid="002cf464" style:font-weight-asian="normal" style:font-weight-complex="normal"/>
    </style:style>
    <style:style style:name="P24" style:family="paragraph" style:parent-style-name="Text_20_body">
      <style:paragraph-properties fo:margin-left="0.4925in" fo:margin-right="0in" fo:text-indent="0in" style:auto-text-indent="false"/>
      <style:text-properties fo:font-weight="normal" officeooo:rsid="001cd57c" officeooo:paragraph-rsid="00316f7f" style:font-weight-asian="normal" style:font-weight-complex="normal"/>
    </style:style>
    <style:style style:name="P25" style:family="paragraph" style:parent-style-name="Text_20_body">
      <style:paragraph-properties fo:margin-left="0.4925in" fo:margin-right="0in" fo:text-indent="0in" style:auto-text-indent="false"/>
      <style:text-properties fo:font-weight="normal" officeooo:rsid="001cd57c" officeooo:paragraph-rsid="00516cfe" style:font-weight-asian="normal" style:font-weight-complex="normal"/>
    </style:style>
    <style:style style:name="P26" style:family="paragraph" style:parent-style-name="Text_20_body">
      <style:paragraph-properties fo:margin-left="0.4925in" fo:margin-right="0in" fo:text-indent="0in" style:auto-text-indent="false"/>
      <style:text-properties fo:font-weight="normal" officeooo:rsid="001cd57c" officeooo:paragraph-rsid="00568b4c" style:font-weight-asian="normal" style:font-weight-complex="normal"/>
    </style:style>
    <style:style style:name="P27" style:family="paragraph" style:parent-style-name="Text_20_body">
      <style:paragraph-properties fo:margin-left="0.4925in" fo:margin-right="0in" fo:text-indent="0in" style:auto-text-indent="false"/>
      <style:text-properties fo:font-weight="normal" officeooo:rsid="001cd57c" officeooo:paragraph-rsid="008867c6" style:font-weight-asian="normal" style:font-weight-complex="normal"/>
    </style:style>
    <style:style style:name="P28" style:family="paragraph" style:parent-style-name="Text_20_body">
      <style:paragraph-properties fo:margin-left="0.4925in" fo:margin-right="0in" fo:text-indent="0in" style:auto-text-indent="false"/>
      <style:text-properties fo:font-weight="normal" officeooo:rsid="001cd57c" officeooo:paragraph-rsid="008a06e8" style:font-weight-asian="normal" style:font-weight-complex="normal"/>
    </style:style>
    <style:style style:name="P29" style:family="paragraph" style:parent-style-name="Text_20_body">
      <style:paragraph-properties fo:margin-left="0.4925in" fo:margin-right="0in" fo:text-indent="0in" style:auto-text-indent="false"/>
      <style:text-properties fo:font-weight="normal" officeooo:rsid="001cd57c" officeooo:paragraph-rsid="008cdd93" style:font-weight-asian="normal" style:font-weight-complex="normal"/>
    </style:style>
    <style:style style:name="P30" style:family="paragraph" style:parent-style-name="Text_20_body">
      <style:paragraph-properties fo:margin-left="0.4925in" fo:margin-right="0in" fo:text-indent="0in" style:auto-text-indent="false"/>
      <style:text-properties fo:font-weight="normal" officeooo:rsid="001cd57c" officeooo:paragraph-rsid="00907ffd" style:font-weight-asian="normal" style:font-weight-complex="normal"/>
    </style:style>
    <style:style style:name="P31" style:family="paragraph" style:parent-style-name="Text_20_body">
      <style:paragraph-properties fo:margin-left="0.4925in" fo:margin-right="0in" fo:text-indent="0in" style:auto-text-indent="false"/>
      <style:text-properties fo:font-weight="normal" officeooo:rsid="001cd57c" officeooo:paragraph-rsid="00917f6a" style:font-weight-asian="normal" style:font-weight-complex="normal"/>
    </style:style>
    <style:style style:name="P32" style:family="paragraph" style:parent-style-name="Text_20_body">
      <style:paragraph-properties fo:margin-left="0.4925in" fo:margin-right="0in" fo:text-indent="0in" style:auto-text-indent="false"/>
      <style:text-properties fo:font-weight="normal" officeooo:rsid="001cd57c" officeooo:paragraph-rsid="00960d04" style:font-weight-asian="normal" style:font-weight-complex="normal"/>
    </style:style>
    <style:style style:name="P33" style:family="paragraph" style:parent-style-name="Text_20_body">
      <style:paragraph-properties fo:margin-left="0.4925in" fo:margin-right="0in" fo:text-indent="0in" style:auto-text-indent="false"/>
      <style:text-properties fo:font-weight="normal" officeooo:rsid="001cd57c" officeooo:paragraph-rsid="0098fae4" style:font-weight-asian="normal" style:font-weight-complex="normal"/>
    </style:style>
    <style:style style:name="P34" style:family="paragraph" style:parent-style-name="Text_20_body">
      <style:paragraph-properties fo:margin-left="0.4925in" fo:margin-right="0in" fo:text-indent="0in" style:auto-text-indent="false"/>
      <style:text-properties fo:font-weight="normal" officeooo:rsid="00369787" officeooo:paragraph-rsid="00369787" style:font-weight-asian="normal" style:font-weight-complex="normal"/>
    </style:style>
    <style:style style:name="P35" style:family="paragraph" style:parent-style-name="Text_20_body">
      <style:paragraph-properties fo:margin-left="0.4925in" fo:margin-right="0in" fo:text-indent="0in" style:auto-text-indent="false"/>
      <style:text-properties fo:font-weight="normal" officeooo:rsid="00369787" officeooo:paragraph-rsid="003ac2d1" style:font-weight-asian="normal" style:font-weight-complex="normal"/>
    </style:style>
    <style:style style:name="P36" style:family="paragraph" style:parent-style-name="Text_20_body">
      <style:paragraph-properties fo:margin-left="0.4925in" fo:margin-right="0in" fo:text-indent="0in" style:auto-text-indent="false"/>
      <style:text-properties fo:font-weight="normal" officeooo:rsid="00369787" officeooo:paragraph-rsid="0043301c" style:font-weight-asian="normal" style:font-weight-complex="normal"/>
    </style:style>
    <style:style style:name="P37" style:family="paragraph" style:parent-style-name="Text_20_body">
      <style:paragraph-properties fo:margin-left="0.4925in" fo:margin-right="0in" fo:text-indent="0in" style:auto-text-indent="false"/>
      <style:text-properties fo:font-weight="normal" officeooo:rsid="00369787" officeooo:paragraph-rsid="004a0ea2" style:font-weight-asian="normal" style:font-weight-complex="normal"/>
    </style:style>
    <style:style style:name="P38" style:family="paragraph" style:parent-style-name="Text_20_body">
      <style:paragraph-properties fo:margin-left="0.4925in" fo:margin-right="0in" fo:text-indent="0in" style:auto-text-indent="false"/>
      <style:text-properties fo:font-weight="normal" officeooo:rsid="00369787" officeooo:paragraph-rsid="0066abc9" style:font-weight-asian="normal" style:font-weight-complex="normal"/>
    </style:style>
    <style:style style:name="P39" style:family="paragraph" style:parent-style-name="Text_20_body">
      <style:paragraph-properties fo:margin-left="0.4925in" fo:margin-right="0in" fo:text-indent="0in" style:auto-text-indent="false"/>
      <style:text-properties fo:font-weight="normal" officeooo:rsid="00369787" officeooo:paragraph-rsid="00822e0a" style:font-weight-asian="normal" style:font-weight-complex="normal"/>
    </style:style>
    <style:style style:name="P40" style:family="paragraph" style:parent-style-name="Text_20_body">
      <style:paragraph-properties fo:margin-left="0.4925in" fo:margin-right="0in" fo:text-indent="0in" style:auto-text-indent="false"/>
      <style:text-properties style:font-name="Liberation Serif" fo:font-weight="normal" officeooo:rsid="00244cf0" officeooo:paragraph-rsid="00244cf0" style:font-weight-asian="normal" style:font-weight-complex="normal"/>
    </style:style>
    <style:style style:name="P41" style:family="paragraph" style:parent-style-name="Text_20_body">
      <style:paragraph-properties fo:margin-left="0.4925in" fo:margin-right="0in" fo:text-indent="0in" style:auto-text-indent="false"/>
      <style:text-properties style:font-name="Liberation Serif" fo:font-weight="normal" officeooo:rsid="00244cf0" officeooo:paragraph-rsid="00261f45" style:font-weight-asian="normal" style:font-weight-complex="normal"/>
    </style:style>
    <style:style style:name="P42" style:family="paragraph" style:parent-style-name="Text_20_body">
      <style:paragraph-properties fo:margin-left="0.4925in" fo:margin-right="0in" fo:text-indent="0in" style:auto-text-indent="false"/>
      <style:text-properties style:font-name="Liberation Serif" fo:font-weight="normal" officeooo:rsid="00244cf0" officeooo:paragraph-rsid="002681e5" style:font-weight-asian="normal" style:font-weight-complex="normal"/>
    </style:style>
    <style:style style:name="P43" style:family="paragraph" style:parent-style-name="Text_20_body">
      <style:paragraph-properties fo:margin-left="0.4925in" fo:margin-right="0in" fo:text-indent="0in" style:auto-text-indent="false"/>
      <style:text-properties style:font-name="Liberation Serif" fo:font-weight="normal" officeooo:rsid="00244cf0" officeooo:paragraph-rsid="002cf464" style:font-weight-asian="normal" style:font-weight-complex="normal"/>
    </style:style>
    <style:style style:name="P44" style:family="paragraph" style:parent-style-name="Text_20_body">
      <style:paragraph-properties fo:margin-left="0.4925in" fo:margin-right="0in" fo:text-indent="0in" style:auto-text-indent="false"/>
      <style:text-properties style:font-name="Liberation Serif" fo:font-weight="normal" officeooo:rsid="00244cf0" officeooo:paragraph-rsid="00316f7f" style:font-weight-asian="normal" style:font-weight-complex="normal"/>
    </style:style>
    <style:style style:name="P45" style:family="paragraph" style:parent-style-name="Text_20_body">
      <style:paragraph-properties fo:margin-left="0.4925in" fo:margin-right="0in" fo:text-indent="0in" style:auto-text-indent="false"/>
      <style:text-properties style:font-name="Liberation Serif" fo:font-weight="normal" officeooo:rsid="00244cf0" officeooo:paragraph-rsid="00516cfe" style:font-weight-asian="normal" style:font-weight-complex="normal"/>
    </style:style>
    <style:style style:name="P46" style:family="paragraph" style:parent-style-name="Text_20_body">
      <style:paragraph-properties fo:margin-left="0.4925in" fo:margin-right="0in" fo:text-indent="0in" style:auto-text-indent="false"/>
      <style:text-properties style:font-name="Liberation Serif" fo:font-weight="normal" officeooo:rsid="00244cf0" officeooo:paragraph-rsid="00568b4c" style:font-weight-asian="normal" style:font-weight-complex="normal"/>
    </style:style>
    <style:style style:name="P47" style:family="paragraph" style:parent-style-name="Text_20_body">
      <style:paragraph-properties fo:margin-left="0.4925in" fo:margin-right="0in" fo:text-indent="0in" style:auto-text-indent="false"/>
      <style:text-properties style:font-name="Liberation Serif" fo:font-weight="normal" officeooo:rsid="00244cf0" officeooo:paragraph-rsid="008a06e8" style:font-weight-asian="normal" style:font-weight-complex="normal"/>
    </style:style>
    <style:style style:name="P48" style:family="paragraph" style:parent-style-name="Text_20_body">
      <style:paragraph-properties fo:margin-left="0.4925in" fo:margin-right="0in" fo:text-indent="0in" style:auto-text-indent="false"/>
      <style:text-properties style:font-name="Liberation Serif" fo:font-weight="normal" officeooo:rsid="00244cf0" officeooo:paragraph-rsid="008cdd93" style:font-weight-asian="normal" style:font-weight-complex="normal"/>
    </style:style>
    <style:style style:name="P49" style:family="paragraph" style:parent-style-name="Text_20_body">
      <style:paragraph-properties fo:margin-left="0.4925in" fo:margin-right="0in" fo:text-indent="0in" style:auto-text-indent="false"/>
      <style:text-properties style:font-name="Liberation Serif" fo:font-weight="normal" officeooo:rsid="00244cf0" officeooo:paragraph-rsid="00917f6a" style:font-weight-asian="normal" style:font-weight-complex="normal"/>
    </style:style>
    <style:style style:name="P50" style:family="paragraph" style:parent-style-name="Text_20_body">
      <style:paragraph-properties fo:margin-left="0.4925in" fo:margin-right="0in" fo:text-indent="0in" style:auto-text-indent="false"/>
      <style:text-properties style:font-name="Liberation Serif" fo:font-weight="normal" officeooo:rsid="00244cf0" officeooo:paragraph-rsid="00960d04" style:font-weight-asian="normal" style:font-weight-complex="normal"/>
    </style:style>
    <style:style style:name="P51" style:family="paragraph" style:parent-style-name="Text_20_body">
      <style:paragraph-properties fo:margin-left="0.4925in" fo:margin-right="0in" fo:text-indent="0in" style:auto-text-indent="false"/>
      <style:text-properties style:font-name="Liberation Serif" fo:font-weight="normal" officeooo:rsid="00244cf0" officeooo:paragraph-rsid="0098fae4" style:font-weight-asian="normal" style:font-weight-complex="normal"/>
    </style:style>
    <style:style style:name="P52" style:family="paragraph" style:parent-style-name="Text_20_body">
      <style:paragraph-properties fo:margin-left="0.4925in" fo:margin-right="0in" fo:text-indent="0in" style:auto-text-indent="false"/>
      <style:text-properties officeooo:paragraph-rsid="001d03c8"/>
    </style:style>
    <style:style style:name="P53" style:family="paragraph" style:parent-style-name="Text_20_body">
      <style:paragraph-properties fo:margin-left="0.4925in" fo:margin-right="0in" fo:text-indent="0in" style:auto-text-indent="false"/>
      <style:text-properties style:font-name="Source Code Pro Semibold1" fo:font-weight="normal" officeooo:rsid="00aa0291" officeooo:paragraph-rsid="00b83f90" style:font-weight-asian="normal" style:font-weight-complex="normal"/>
    </style:style>
    <style:style style:name="P54" style:family="paragraph" style:parent-style-name="Text_20_body">
      <style:paragraph-properties fo:margin-left="0.4925in" fo:margin-right="0in" fo:text-indent="0in" style:auto-text-indent="false"/>
      <style:text-properties style:font-name="Source Code Pro Semibold1" fo:font-weight="normal" officeooo:rsid="00aa0291" officeooo:paragraph-rsid="00bdc30c" style:font-weight-asian="normal" style:font-weight-complex="normal"/>
    </style:style>
    <style:style style:name="P55" style:family="paragraph" style:parent-style-name="Text_20_body">
      <style:paragraph-properties fo:margin-left="0.4925in" fo:margin-right="0in" fo:text-indent="0in" style:auto-text-indent="false"/>
      <style:text-properties style:font-name="Source Code Pro Semibold1" fo:font-weight="normal" officeooo:rsid="00b83f90" officeooo:paragraph-rsid="00b83f90" style:font-weight-asian="normal" style:font-weight-complex="normal"/>
    </style:style>
    <style:style style:name="P56" style:family="paragraph" style:parent-style-name="Text_20_body">
      <style:paragraph-properties fo:margin-left="0.9846in" fo:margin-right="0in" fo:text-indent="0in" style:auto-text-indent="false"/>
      <style:text-properties fo:font-weight="normal" officeooo:rsid="00369787" officeooo:paragraph-rsid="004bbb0e" style:font-weight-asian="normal" style:font-weight-complex="normal"/>
    </style:style>
    <style:style style:name="P57" style:family="paragraph" style:parent-style-name="Text_20_body">
      <style:paragraph-properties fo:margin-left="0.9846in" fo:margin-right="0in" fo:text-indent="0in" style:auto-text-indent="false"/>
      <style:text-properties fo:font-weight="normal" officeooo:rsid="00369787" officeooo:paragraph-rsid="004c5579" style:font-weight-asian="normal" style:font-weight-complex="normal"/>
    </style:style>
    <style:style style:name="P58" style:family="paragraph" style:parent-style-name="Text_20_body">
      <style:paragraph-properties fo:margin-left="0.9846in" fo:margin-right="0in" fo:text-indent="0in" style:auto-text-indent="false"/>
      <style:text-properties fo:font-weight="normal" officeooo:rsid="00369787" officeooo:paragraph-rsid="004dab3a" style:font-weight-asian="normal" style:font-weight-complex="normal"/>
    </style:style>
    <style:style style:name="P59" style:family="paragraph" style:parent-style-name="Text_20_body">
      <style:paragraph-properties fo:margin-left="0.9846in" fo:margin-right="0in" fo:text-indent="0in" style:auto-text-indent="false"/>
      <style:text-properties fo:font-weight="normal" officeooo:rsid="00369787" officeooo:paragraph-rsid="004edef6" style:font-weight-asian="normal" style:font-weight-complex="normal"/>
    </style:style>
    <style:style style:name="P60" style:family="paragraph" style:parent-style-name="Text_20_body">
      <style:paragraph-properties fo:margin-left="0.9846in" fo:margin-right="0in" fo:text-indent="0in" style:auto-text-indent="false"/>
      <style:text-properties fo:font-weight="normal" officeooo:rsid="00369787" officeooo:paragraph-rsid="0066abc9" style:font-weight-asian="normal" style:font-weight-complex="normal"/>
    </style:style>
    <style:style style:name="P61" style:family="paragraph" style:parent-style-name="Text_20_body">
      <style:paragraph-properties fo:margin-left="0.9846in" fo:margin-right="0in" fo:text-indent="0in" style:auto-text-indent="false"/>
      <style:text-properties fo:font-weight="normal" officeooo:rsid="00369787" officeooo:paragraph-rsid="00822e0a" style:font-weight-asian="normal" style:font-weight-complex="normal"/>
    </style:style>
    <style:style style:name="P62" style:family="paragraph" style:parent-style-name="Text_20_body">
      <style:paragraph-properties fo:margin-left="0.9846in" fo:margin-right="0in" fo:text-indent="0in" style:auto-text-indent="false"/>
      <style:text-properties fo:font-weight="normal" officeooo:rsid="007abf17" officeooo:paragraph-rsid="007abf17" style:font-weight-asian="normal" style:font-weight-complex="normal"/>
    </style:style>
    <style:style style:name="P63" style:family="paragraph" style:parent-style-name="Text_20_body">
      <style:paragraph-properties fo:margin-left="0.9846in" fo:margin-right="0in" fo:text-indent="0in" style:auto-text-indent="false"/>
      <style:text-properties fo:font-weight="normal" officeooo:rsid="007abf17" officeooo:paragraph-rsid="00822e0a" style:font-weight-asian="normal" style:font-weight-complex="normal"/>
    </style:style>
    <style:style style:name="P64" style:family="paragraph" style:parent-style-name="Text_20_body">
      <style:paragraph-properties fo:margin-left="0in" fo:margin-right="0in" fo:text-indent="0in" style:auto-text-indent="false"/>
      <style:text-properties style:font-name="Source Code Pro Semibold1" fo:font-style="normal" fo:font-weight="normal" officeooo:rsid="001cd57c" officeooo:paragraph-rsid="001d726f" style:font-style-asian="normal" style:font-weight-asian="normal" style:font-style-complex="normal" style:font-weight-complex="normal"/>
    </style:style>
    <style:style style:name="P65" style:family="paragraph" style:parent-style-name="Text_20_body">
      <style:paragraph-properties fo:margin-left="0in" fo:margin-right="0in" fo:text-indent="0in" style:auto-text-indent="false"/>
      <style:text-properties style:font-name="Source Code Pro Semibold1" fo:font-style="normal" fo:font-weight="normal" officeooo:rsid="001cd57c" officeooo:paragraph-rsid="002681e5" style:font-style-asian="normal" style:font-weight-asian="normal" style:font-style-complex="normal" style:font-weight-complex="normal"/>
    </style:style>
    <style:style style:name="P66" style:family="paragraph" style:parent-style-name="Text_20_body">
      <style:paragraph-properties fo:margin-left="0in" fo:margin-right="0in" fo:text-indent="0in" style:auto-text-indent="false"/>
      <style:text-properties style:font-name="Source Code Pro Semibold1" fo:font-style="normal" fo:font-weight="normal" officeooo:rsid="001cd57c" officeooo:paragraph-rsid="00516cfe" style:font-style-asian="normal" style:font-weight-asian="normal" style:font-style-complex="normal" style:font-weight-complex="normal"/>
    </style:style>
    <style:style style:name="P67" style:family="paragraph" style:parent-style-name="Text_20_body">
      <style:paragraph-properties fo:margin-left="0in" fo:margin-right="0in" fo:text-indent="0in" style:auto-text-indent="false"/>
      <style:text-properties style:font-name="Source Code Pro Semibold1" fo:font-style="normal" fo:font-weight="normal" officeooo:rsid="001cd57c" officeooo:paragraph-rsid="00568b4c" style:font-style-asian="normal" style:font-weight-asian="normal" style:font-style-complex="normal" style:font-weight-complex="normal"/>
    </style:style>
    <style:style style:name="P68" style:family="paragraph" style:parent-style-name="Text_20_body">
      <style:paragraph-properties fo:margin-left="0in" fo:margin-right="0in" fo:text-indent="0in" style:auto-text-indent="false"/>
      <style:text-properties style:font-name="Source Code Pro Semibold1" fo:font-style="normal" fo:font-weight="normal" officeooo:rsid="00846772" officeooo:paragraph-rsid="00846772" style:font-style-asian="normal" style:font-weight-asian="normal" style:font-style-complex="normal" style:font-weight-complex="normal"/>
    </style:style>
    <style:style style:name="P69" style:family="paragraph" style:parent-style-name="Text_20_body">
      <style:paragraph-properties fo:margin-left="0in" fo:margin-right="0in" fo:text-indent="0in" style:auto-text-indent="false"/>
      <style:text-properties style:font-name="Source Code Pro Semibold1" fo:font-style="normal" fo:font-weight="normal" officeooo:rsid="00846772" officeooo:paragraph-rsid="008a06e8" style:font-style-asian="normal" style:font-weight-asian="normal" style:font-style-complex="normal" style:font-weight-complex="normal"/>
    </style:style>
    <style:style style:name="P70" style:family="paragraph" style:parent-style-name="Text_20_body">
      <style:paragraph-properties fo:margin-left="0in" fo:margin-right="0in" fo:text-indent="0in" style:auto-text-indent="false"/>
      <style:text-properties style:font-name="Source Code Pro Semibold1" fo:font-style="normal" fo:font-weight="normal" officeooo:rsid="00846772" officeooo:paragraph-rsid="008cdd93" style:font-style-asian="normal" style:font-weight-asian="normal" style:font-style-complex="normal" style:font-weight-complex="normal"/>
    </style:style>
    <style:style style:name="P71" style:family="paragraph" style:parent-style-name="Text_20_body">
      <style:paragraph-properties fo:margin-left="0in" fo:margin-right="0in" fo:text-indent="0in" style:auto-text-indent="false"/>
      <style:text-properties style:font-name="Source Code Pro Semibold1" fo:font-style="normal" fo:font-weight="normal" officeooo:rsid="00846772" officeooo:paragraph-rsid="00917f6a" style:font-style-asian="normal" style:font-weight-asian="normal" style:font-style-complex="normal" style:font-weight-complex="normal"/>
    </style:style>
    <style:style style:name="P72" style:family="paragraph" style:parent-style-name="Text_20_body">
      <style:paragraph-properties fo:margin-left="0in" fo:margin-right="0in" fo:text-indent="0in" style:auto-text-indent="false"/>
      <style:text-properties style:font-name="Source Code Pro Semibold1" fo:font-style="normal" fo:font-weight="normal" officeooo:rsid="00846772" officeooo:paragraph-rsid="00960d04" style:font-style-asian="normal" style:font-weight-asian="normal" style:font-style-complex="normal" style:font-weight-complex="normal"/>
    </style:style>
    <style:style style:name="P73" style:family="paragraph" style:parent-style-name="Text_20_body">
      <style:paragraph-properties fo:margin-left="0in" fo:margin-right="0in" fo:text-indent="0in" style:auto-text-indent="false"/>
      <style:text-properties style:font-name="Source Code Pro Semibold1" fo:font-style="normal" fo:font-weight="normal" officeooo:rsid="00846772" officeooo:paragraph-rsid="0098fae4" style:font-style-asian="normal" style:font-weight-asian="normal" style:font-style-complex="normal" style:font-weight-complex="normal"/>
    </style:style>
    <style:style style:name="P7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6" style:family="paragraph" style:parent-style-name="Contents_20_Heading">
      <style:paragraph-properties fo:break-before="page"/>
    </style:style>
    <style:style style:name="P77" style:family="paragraph" style:parent-style-name="Heading_20_1">
      <style:paragraph-properties fo:break-before="page"/>
      <style:text-properties officeooo:rsid="0011b3c2" officeooo:paragraph-rsid="0011b3c2"/>
    </style:style>
    <style:style style:name="P78" style:family="paragraph" style:parent-style-name="Heading_20_1">
      <style:paragraph-properties fo:break-before="page"/>
      <style:text-properties officeooo:rsid="001b70af" officeooo:paragraph-rsid="001b70af"/>
    </style:style>
    <style:style style:name="P79" style:family="paragraph" style:parent-style-name="Heading_20_1">
      <style:paragraph-properties fo:break-before="page"/>
      <style:text-properties officeooo:rsid="00c4a37f" officeooo:paragraph-rsid="00c4a37f"/>
    </style:style>
    <style:style style:name="P80" style:family="paragraph" style:parent-style-name="Heading_20_1">
      <style:paragraph-properties fo:break-before="page"/>
      <style:text-properties officeooo:rsid="00c66cb3" officeooo:paragraph-rsid="00c66cb3"/>
    </style:style>
    <style:style style:name="P81" style:family="paragraph" style:parent-style-name="Heading_20_1">
      <style:paragraph-properties fo:break-before="page"/>
      <style:text-properties officeooo:paragraph-rsid="001b70af"/>
    </style:style>
    <style:style style:name="P82" style:family="paragraph" style:parent-style-name="Heading_20_2">
      <style:text-properties officeooo:paragraph-rsid="00b76610"/>
    </style:style>
    <style:style style:name="P83" style:family="paragraph" style:parent-style-name="Heading_20_2">
      <style:text-properties officeooo:rsid="00c27ce0" officeooo:paragraph-rsid="00c27ce0"/>
    </style:style>
    <style:style style:name="P84" style:family="paragraph" style:parent-style-name="Heading_20_2">
      <style:text-properties officeooo:rsid="001b70af" officeooo:paragraph-rsid="001b70af"/>
    </style:style>
    <style:style style:name="P85" style:family="paragraph" style:parent-style-name="Heading_20_2">
      <style:text-properties style:font-name="Liberation Sans" fo:font-size="16pt" fo:font-weight="bold" officeooo:rsid="001b70af" style:font-name-asian="Microsoft YaHei" style:font-size-asian="16pt" style:font-weight-asian="bold" style:font-name-complex="Arial" style:font-size-complex="16pt" style:font-weight-complex="bold"/>
    </style:style>
    <style:style style:name="P86" style:family="paragraph" style:parent-style-name="Heading_20_2">
      <style:text-properties style:font-name="Liberation Sans" fo:font-size="16pt" fo:font-weight="bold" officeooo:rsid="001b70af" officeooo:paragraph-rsid="00de1d21" style:font-name-asian="Microsoft YaHei" style:font-size-asian="16pt" style:font-weight-asian="bold" style:font-name-complex="Arial" style:font-size-complex="16pt" style:font-weight-complex="bold"/>
    </style:style>
    <style:style style:name="P87" style:family="paragraph" style:parent-style-name="Heading_20_2">
      <style:text-properties style:font-name="Liberation Sans" fo:font-size="16pt" fo:font-weight="bold" officeooo:rsid="001b70af" officeooo:paragraph-rsid="00de2be2" style:font-name-asian="Microsoft YaHei" style:font-size-asian="16pt" style:font-weight-asian="bold" style:font-name-complex="Arial" style:font-size-complex="16pt" style:font-weight-complex="bold"/>
    </style:style>
    <style:style style:name="P88" style:family="paragraph" style:parent-style-name="Heading_20_2">
      <style:text-properties officeooo:paragraph-rsid="00d153ac"/>
    </style:style>
    <style:style style:name="P89" style:family="paragraph" style:parent-style-name="Heading_20_2">
      <style:text-properties officeooo:paragraph-rsid="00d9fd02"/>
    </style:style>
    <style:style style:name="P90" style:family="paragraph" style:parent-style-name="Heading_20_2">
      <style:paragraph-properties fo:break-before="page"/>
    </style:style>
    <style:style style:name="P91" style:family="paragraph" style:parent-style-name="Heading_20_2">
      <style:paragraph-properties fo:break-before="page"/>
      <style:text-properties officeooo:rsid="001b70af" officeooo:paragraph-rsid="001b70af"/>
    </style:style>
    <style:style style:name="P92" style:family="paragraph" style:parent-style-name="Standard">
      <style:text-properties style:font-name="Source Code Pro Semibold1" fo:font-weight="normal" officeooo:paragraph-rsid="00cbffca" style:font-weight-asian="normal" style:font-weight-complex="normal"/>
    </style:style>
    <style:style style:name="P93" style:family="paragraph" style:parent-style-name="Standard">
      <style:text-properties officeooo:paragraph-rsid="00cd1c6f"/>
    </style:style>
    <style:style style:name="P94" style:family="paragraph" style:parent-style-name="Standard">
      <style:text-properties officeooo:paragraph-rsid="00cffedf"/>
    </style:style>
    <style:style style:name="P95" style:family="paragraph" style:parent-style-name="Standard">
      <style:text-properties officeooo:paragraph-rsid="00d29ce3"/>
    </style:style>
    <style:style style:name="P96" style:family="paragraph" style:parent-style-name="Standard">
      <style:text-properties fo:font-style="normal" officeooo:rsid="00e8b332" officeooo:paragraph-rsid="00e8b332" style:font-style-asian="normal" style:font-style-complex="normal"/>
    </style:style>
    <style:style style:name="P97" style:family="paragraph" style:parent-style-name="Standard">
      <style:text-properties officeooo:rsid="00d6ff6d" officeooo:paragraph-rsid="00d6ff6d"/>
    </style:style>
    <style:style style:name="P98" style:family="paragraph" style:parent-style-name="Standard" style:list-style-name="L6">
      <style:text-properties officeooo:rsid="00d6ff6d" officeooo:paragraph-rsid="00d6ff6d"/>
    </style:style>
    <style:style style:name="P99" style:family="paragraph" style:parent-style-name="Standard" style:list-style-name="L6">
      <style:text-properties officeooo:paragraph-rsid="00d6ff6d"/>
    </style:style>
    <style:style style:name="P100" style:family="paragraph" style:parent-style-name="Standard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d9fd02" officeooo:paragraph-rsid="00d6ff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Standard">
      <style:text-properties officeooo:rsid="00da181c" officeooo:paragraph-rsid="00da181c"/>
    </style:style>
    <style:style style:name="P102" style:family="paragraph" style:parent-style-name="Standard">
      <style:text-properties style:text-position="0% 100%" style:font-name="Source Code Pro Semibold1" fo:font-weight="normal" officeooo:paragraph-rsid="00cbffca" style:font-weight-asian="normal" style:font-weight-complex="normal"/>
    </style:style>
    <style:style style:name="P103" style:family="paragraph" style:parent-style-name="Standard">
      <style:text-properties officeooo:rsid="00de2be2" officeooo:paragraph-rsid="00de2be2"/>
    </style:style>
    <style:style style:name="P104" style:family="paragraph" style:parent-style-name="Standard">
      <style:text-properties officeooo:paragraph-rsid="00de2be2"/>
    </style:style>
    <style:style style:name="P105" style:family="paragraph" style:parent-style-name="Standard">
      <style:text-properties fo:font-style="italic" style:font-style-asian="italic" style:font-style-complex="italic"/>
    </style:style>
    <style:style style:name="P106" style:family="paragraph" style:parent-style-name="Standard">
      <style:text-properties fo:font-style="italic" officeooo:rsid="00de2be2" officeooo:paragraph-rsid="00de2be2" style:font-style-asian="italic" style:font-style-complex="italic"/>
    </style:style>
    <style:style style:name="P107" style:family="paragraph" style:parent-style-name="Standard">
      <style:text-properties fo:font-style="italic" officeooo:rsid="00e8b332" officeooo:paragraph-rsid="00e8b332" style:font-style-asian="italic" style:font-style-complex="italic"/>
    </style:style>
    <style:style style:name="P108" style:family="paragraph" style:parent-style-name="Standard">
      <style:text-properties fo:font-style="italic" officeooo:rsid="00ea312d" officeooo:paragraph-rsid="00ea312d" style:font-style-asian="italic" style:font-style-complex="italic"/>
    </style:style>
    <style:style style:name="P109" style:family="paragraph" style:parent-style-name="Standard">
      <style:text-properties officeooo:rsid="00e0e79e" officeooo:paragraph-rsid="00e0f612"/>
    </style:style>
    <style:style style:name="P110" style:family="paragraph" style:parent-style-name="Standard">
      <style:text-properties officeooo:paragraph-rsid="00e0e79e"/>
    </style:style>
    <style:style style:name="P111" style:family="paragraph" style:parent-style-name="Standard">
      <style:text-properties officeooo:rsid="00e6aecc" officeooo:paragraph-rsid="00e6aecc"/>
    </style:style>
    <style:style style:name="P112" style:family="paragraph" style:parent-style-name="Standard">
      <style:text-properties officeooo:rsid="00e8b332" officeooo:paragraph-rsid="00e8b332"/>
    </style:style>
    <style:style style:name="P113" style:family="paragraph" style:parent-style-name="Standard">
      <style:text-properties officeooo:paragraph-rsid="00e8b332"/>
    </style:style>
    <style:style style:name="P114" style:family="paragraph" style:parent-style-name="Standard">
      <style:paragraph-properties fo:margin-left="0.4925in" fo:margin-right="0in" fo:text-indent="0in" style:auto-text-indent="false"/>
      <style:text-properties fo:font-size="12pt" officeooo:paragraph-rsid="00de2be2"/>
    </style:style>
    <style:style style:name="P115" style:family="paragraph" style:parent-style-name="Standard">
      <style:paragraph-properties fo:margin-left="0.4925in" fo:margin-right="0in" fo:text-indent="0in" style:auto-text-indent="false"/>
      <style:text-properties fo:font-size="12pt" officeooo:paragraph-rsid="00e0e79e"/>
    </style:style>
    <style:style style:name="P116" style:family="paragraph" style:parent-style-name="Standard">
      <style:paragraph-properties fo:margin-left="0.4925in" fo:margin-right="0in" fo:text-indent="0in" style:auto-text-indent="false"/>
      <style:text-properties officeooo:paragraph-rsid="00e0e79e"/>
    </style:style>
    <style:style style:name="P117" style:family="paragraph" style:parent-style-name="Standard">
      <style:paragraph-properties fo:margin-left="0.4925in" fo:margin-right="0in" fo:text-indent="0in" style:auto-text-indent="false"/>
      <style:text-properties officeooo:rsid="00e0e79e" officeooo:paragraph-rsid="00e0f612"/>
    </style:style>
    <style:style style:name="P118" style:family="paragraph" style:parent-style-name="Standard">
      <style:paragraph-properties fo:margin-left="0.4925in" fo:margin-right="0in" fo:text-indent="0in" style:auto-text-indent="false"/>
      <style:text-properties officeooo:paragraph-rsid="00e0f612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d9fd02" officeooo:paragraph-rsid="00d9fd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da181c" officeooo:paragraph-rsid="00da18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db79d4" officeooo:paragraph-rsid="00db79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font-style="normal" fo:text-shadow="none" style:text-underline-style="none" fo:font-weight="bold" officeooo:rsid="00d9fd02" officeooo:paragraph-rsid="00d9fd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d9fd02" officeooo:paragraph-rsid="00d9fd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da181c" officeooo:paragraph-rsid="00da18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5" style:family="paragraph" style:parent-style-name="Text_20_body" style:list-style-name="L1">
      <style:text-properties style:font-name="Liberation Serif" fo:font-weight="normal" officeooo:rsid="00add998" officeooo:paragraph-rsid="00add998" style:font-weight-asian="normal" style:font-weight-complex="normal"/>
    </style:style>
    <style:style style:name="P126" style:family="paragraph" style:parent-style-name="Text_20_body" style:list-style-name="L1">
      <style:text-properties style:font-name="Liberation Serif" fo:font-weight="normal" officeooo:rsid="00ae79d9" officeooo:paragraph-rsid="00ae79d9" style:font-weight-asian="normal" style:font-weight-complex="normal"/>
    </style:style>
    <style:style style:name="P127" style:family="paragraph" style:parent-style-name="Text_20_body" style:list-style-name="L1">
      <style:text-properties style:font-name="Liberation Serif" fo:font-weight="normal" officeooo:rsid="00b3daf0" officeooo:paragraph-rsid="00b3daf0" style:font-weight-asian="normal" style:font-weight-complex="normal"/>
    </style:style>
    <style:style style:name="P128" style:family="paragraph" style:parent-style-name="Text_20_body">
      <style:text-properties officeooo:rsid="00c27ce0" officeooo:paragraph-rsid="00c27ce0"/>
    </style:style>
    <style:style style:name="P129" style:family="paragraph" style:parent-style-name="Text_20_body" style:list-style-name="L2">
      <style:text-properties officeooo:rsid="00c27ce0" officeooo:paragraph-rsid="00c27ce0"/>
    </style:style>
    <style:style style:name="P130" style:family="paragraph" style:parent-style-name="Text_20_body" style:list-style-name="L2">
      <style:text-properties style:font-name="Source Code Pro Semibold1" fo:font-weight="normal" officeooo:rsid="00c27ce0" officeooo:paragraph-rsid="00c27ce0" style:font-weight-asian="normal" style:font-weight-complex="normal"/>
    </style:style>
    <style:style style:name="P131" style:family="paragraph" style:parent-style-name="Text_20_body" style:list-style-name="L3">
      <style:paragraph-properties fo:margin-left="0.9846in" fo:margin-right="0in" fo:text-indent="-0.25in" style:auto-text-indent="false"/>
      <style:text-properties style:font-name="Liberation Serif" fo:font-weight="normal" officeooo:rsid="00244cf0" officeooo:paragraph-rsid="00244cf0" style:font-weight-asian="normal" style:font-weight-complex="normal"/>
    </style:style>
    <style:style style:name="P132" style:family="paragraph" style:parent-style-name="Text_20_body" style:list-style-name="L3">
      <style:paragraph-properties fo:margin-left="0.9846in" fo:margin-right="0in" fo:text-indent="-0.25in" style:auto-text-indent="false"/>
      <style:text-properties style:font-name="Liberation Serif" fo:font-weight="normal" officeooo:rsid="00244cf0" officeooo:paragraph-rsid="002681e5" style:font-weight-asian="normal" style:font-weight-complex="normal"/>
    </style:style>
    <style:style style:name="P133" style:family="paragraph" style:parent-style-name="Text_20_body" style:list-style-name="L3">
      <style:paragraph-properties fo:margin-left="0.9846in" fo:margin-right="0in" fo:text-indent="-0.25in" style:auto-text-indent="false"/>
      <style:text-properties style:font-name="Liberation Serif" fo:font-weight="normal" officeooo:rsid="00244cf0" officeooo:paragraph-rsid="00261f45" style:font-weight-asian="normal" style:font-weight-complex="normal"/>
    </style:style>
    <style:style style:name="P134" style:family="paragraph" style:parent-style-name="Text_20_body" style:list-style-name="L3">
      <style:paragraph-properties fo:margin-left="0.9846in" fo:margin-right="0in" fo:text-indent="-0.25in" style:auto-text-indent="false"/>
      <style:text-properties style:font-name="Liberation Serif" fo:font-weight="normal" officeooo:rsid="00244cf0" officeooo:paragraph-rsid="002dece6" style:font-weight-asian="normal" style:font-weight-complex="normal"/>
    </style:style>
    <style:style style:name="P135" style:family="paragraph" style:parent-style-name="Text_20_body" style:list-style-name="L3">
      <style:paragraph-properties fo:margin-left="0.9846in" fo:margin-right="0in" fo:text-indent="-0.25in" style:auto-text-indent="false"/>
      <style:text-properties style:font-name="Liberation Serif" fo:font-weight="normal" officeooo:rsid="00244cf0" officeooo:paragraph-rsid="00316f7f" style:font-weight-asian="normal" style:font-weight-complex="normal"/>
    </style:style>
    <style:style style:name="P136" style:family="paragraph" style:parent-style-name="Text_20_body" style:list-style-name="L3">
      <style:paragraph-properties fo:margin-left="0.9846in" fo:margin-right="0in" fo:text-indent="-0.25in" style:auto-text-indent="false"/>
      <style:text-properties style:font-name="Liberation Serif" fo:font-weight="normal" officeooo:rsid="00244cf0" officeooo:paragraph-rsid="00516cfe" style:font-weight-asian="normal" style:font-weight-complex="normal"/>
    </style:style>
    <style:style style:name="P137" style:family="paragraph" style:parent-style-name="Text_20_body" style:list-style-name="L3">
      <style:paragraph-properties fo:margin-left="0.9846in" fo:margin-right="0in" fo:text-indent="-0.25in" style:auto-text-indent="false"/>
      <style:text-properties style:font-name="Liberation Serif" fo:font-weight="normal" officeooo:rsid="00244cf0" officeooo:paragraph-rsid="00568b4c" style:font-weight-asian="normal" style:font-weight-complex="normal"/>
    </style:style>
    <style:style style:name="P138" style:family="paragraph" style:parent-style-name="Text_20_body" style:list-style-name="L3">
      <style:paragraph-properties fo:margin-left="0.9846in" fo:margin-right="0in" fo:text-indent="-0.25in" style:auto-text-indent="false"/>
      <style:text-properties style:font-name="Liberation Serif" fo:font-weight="normal" officeooo:rsid="00244cf0" officeooo:paragraph-rsid="008a06e8" style:font-weight-asian="normal" style:font-weight-complex="normal"/>
    </style:style>
    <style:style style:name="P139" style:family="paragraph" style:parent-style-name="Text_20_body" style:list-style-name="L3">
      <style:paragraph-properties fo:margin-left="0.9846in" fo:margin-right="0in" fo:text-indent="-0.25in" style:auto-text-indent="false"/>
      <style:text-properties style:font-name="Liberation Serif" fo:font-weight="normal" officeooo:rsid="00244cf0" officeooo:paragraph-rsid="008a4740" style:font-weight-asian="normal" style:font-weight-complex="normal"/>
    </style:style>
    <style:style style:name="P140" style:family="paragraph" style:parent-style-name="Text_20_body" style:list-style-name="L3">
      <style:paragraph-properties fo:margin-left="0.9846in" fo:margin-right="0in" fo:text-indent="-0.25in" style:auto-text-indent="false"/>
      <style:text-properties style:font-name="Liberation Serif" fo:font-weight="normal" officeooo:rsid="0053f5e1" officeooo:paragraph-rsid="005d5c2d" style:font-weight-asian="normal" style:font-weight-complex="normal"/>
    </style:style>
    <style:style style:name="P141" style:family="paragraph" style:parent-style-name="Text_20_body" style:list-style-name="L3">
      <style:paragraph-properties fo:margin-left="0.9846in" fo:margin-right="0in" fo:text-indent="-0.25in" style:auto-text-indent="false"/>
      <style:text-properties style:font-name="Liberation Serif" fo:font-weight="normal" officeooo:rsid="00607ca9" officeooo:paragraph-rsid="00607ca9" style:font-weight-asian="normal" style:font-weight-complex="normal"/>
    </style:style>
    <style:style style:name="P142" style:family="paragraph" style:parent-style-name="Text_20_body" style:list-style-name="L3">
      <style:paragraph-properties fo:margin-left="0.9846in" fo:margin-right="0in" fo:text-indent="-0.25in" style:auto-text-indent="false"/>
      <style:text-properties style:font-name="Liberation Serif" fo:font-weight="normal" officeooo:rsid="00607ca9" officeooo:paragraph-rsid="00827a23" style:font-weight-asian="normal" style:font-weight-complex="normal"/>
    </style:style>
    <style:style style:name="P143" style:family="paragraph" style:parent-style-name="Text_20_body" style:list-style-name="L3">
      <style:paragraph-properties fo:margin-left="0.9846in" fo:margin-right="0in" fo:text-indent="-0.25in" style:auto-text-indent="false"/>
      <style:text-properties style:font-name="Liberation Serif" fo:font-weight="normal" officeooo:rsid="0057cc29" officeooo:paragraph-rsid="0057cc29" style:font-weight-asian="normal" style:font-weight-complex="normal"/>
    </style:style>
    <style:style style:name="P144" style:family="paragraph" style:parent-style-name="Text_20_body" style:list-style-name="L3">
      <style:paragraph-properties fo:margin-left="0.9846in" fo:margin-right="0in" fo:text-indent="-0.25in" style:auto-text-indent="false"/>
      <style:text-properties style:font-name="Liberation Serif" fo:font-weight="normal" officeooo:rsid="0057cc29" officeooo:paragraph-rsid="0086221d" style:font-weight-asian="normal" style:font-weight-complex="normal"/>
    </style:style>
    <style:style style:name="P145" style:family="paragraph" style:parent-style-name="Text_20_body" style:list-style-name="L3">
      <style:paragraph-properties fo:margin-left="0.9846in" fo:margin-right="0in" fo:text-indent="-0.25in" style:auto-text-indent="false"/>
      <style:text-properties style:font-name="Liberation Serif" fo:font-weight="normal" officeooo:rsid="0057cc29" officeooo:paragraph-rsid="008a06e8" style:font-weight-asian="normal" style:font-weight-complex="normal"/>
    </style:style>
    <style:style style:name="P146" style:family="paragraph" style:parent-style-name="Text_20_body" style:list-style-name="L3">
      <style:paragraph-properties fo:margin-left="0.9846in" fo:margin-right="0in" fo:text-indent="-0.25in" style:auto-text-indent="false"/>
      <style:text-properties style:font-name="Liberation Serif" fo:font-weight="normal" officeooo:rsid="0057cc29" officeooo:paragraph-rsid="008cdd93" style:font-weight-asian="normal" style:font-weight-complex="normal"/>
    </style:style>
    <style:style style:name="P147" style:family="paragraph" style:parent-style-name="Text_20_body" style:list-style-name="L3">
      <style:paragraph-properties fo:margin-left="0.9846in" fo:margin-right="0in" fo:text-indent="-0.25in" style:auto-text-indent="false"/>
      <style:text-properties style:font-name="Liberation Serif" fo:font-weight="normal" officeooo:rsid="0057cc29" officeooo:paragraph-rsid="00917f6a" style:font-weight-asian="normal" style:font-weight-complex="normal"/>
    </style:style>
    <style:style style:name="P148" style:family="paragraph" style:parent-style-name="Text_20_body" style:list-style-name="L3">
      <style:paragraph-properties fo:margin-left="0.9846in" fo:margin-right="0in" fo:text-indent="-0.25in" style:auto-text-indent="false"/>
      <style:text-properties style:font-name="Liberation Serif" fo:font-weight="normal" officeooo:rsid="0057cc29" officeooo:paragraph-rsid="00960d04" style:font-weight-asian="normal" style:font-weight-complex="normal"/>
    </style:style>
    <style:style style:name="P149" style:family="paragraph" style:parent-style-name="Text_20_body" style:list-style-name="L3">
      <style:paragraph-properties fo:margin-left="0.9846in" fo:margin-right="0in" fo:text-indent="-0.25in" style:auto-text-indent="false"/>
      <style:text-properties style:font-name="Liberation Serif" fo:font-weight="normal" officeooo:rsid="0057cc29" officeooo:paragraph-rsid="0098fae4" style:font-weight-asian="normal" style:font-weight-complex="normal"/>
    </style:style>
    <style:style style:name="P150" style:family="paragraph" style:parent-style-name="Text_20_body" style:list-style-name="L3">
      <style:paragraph-properties fo:margin-left="0.9846in" fo:margin-right="0in" fo:text-indent="-0.25in" style:auto-text-indent="false"/>
      <style:text-properties style:font-name="Liberation Serif" fo:font-weight="normal" officeooo:rsid="0092457e" officeooo:paragraph-rsid="0092457e" style:font-weight-asian="normal" style:font-weight-complex="normal"/>
    </style:style>
    <style:style style:name="P151" style:family="paragraph" style:parent-style-name="Text_20_body" style:list-style-name="L3">
      <style:paragraph-properties fo:margin-left="0.9846in" fo:margin-right="0in" fo:text-indent="-0.25in" style:auto-text-indent="false"/>
      <style:text-properties style:font-name="Liberation Serif" fo:font-weight="normal" officeooo:rsid="0092457e" officeooo:paragraph-rsid="00960d04" style:font-weight-asian="normal" style:font-weight-complex="normal"/>
    </style:style>
    <style:style style:name="P152" style:family="paragraph" style:parent-style-name="Text_20_body" style:list-style-name="L3">
      <style:paragraph-properties fo:margin-left="0.9846in" fo:margin-right="0in" fo:text-indent="-0.25in" style:auto-text-indent="false"/>
      <style:text-properties style:font-name="Liberation Serif" fo:font-weight="normal" officeooo:rsid="00960d04" officeooo:paragraph-rsid="00960d04" style:font-weight-asian="normal" style:font-weight-complex="normal"/>
    </style:style>
    <style:style style:name="P153" style:family="paragraph" style:parent-style-name="Text_20_body">
      <style:paragraph-properties fo:margin-left="0.4925in" fo:margin-right="0in" fo:text-indent="0in" style:auto-text-indent="false"/>
      <style:text-properties style:font-name="Source Code Pro Semibold1" fo:font-weight="normal" officeooo:rsid="008867c6" officeooo:paragraph-rsid="00917f6a" style:font-weight-asian="normal" style:font-weight-complex="normal"/>
    </style:style>
    <style:style style:name="P154" style:family="paragraph" style:parent-style-name="Text_20_body">
      <style:paragraph-properties fo:margin-left="0.4925in" fo:margin-right="0in" fo:text-indent="0in" style:auto-text-indent="false"/>
      <style:text-properties style:font-name="Source Code Pro Semibold1" fo:font-weight="normal" officeooo:rsid="008867c6" officeooo:paragraph-rsid="00960d04" style:font-weight-asian="normal" style:font-weight-complex="normal"/>
    </style:style>
    <style:style style:name="T1" style:family="text">
      <style:text-properties officeooo:rsid="001b70a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7da11"/>
    </style:style>
    <style:style style:name="T4" style:family="text">
      <style:text-properties officeooo:rsid="003ac2d1"/>
    </style:style>
    <style:style style:name="T5" style:family="text">
      <style:text-properties officeooo:rsid="0043ef08"/>
    </style:style>
    <style:style style:name="T6" style:family="text">
      <style:text-properties officeooo:rsid="004b1bc6"/>
    </style:style>
    <style:style style:name="T7" style:family="text">
      <style:text-properties style:font-name="Source Code Pro Semibold1"/>
    </style:style>
    <style:style style:name="T8" style:family="text">
      <style:text-properties style:font-name="Source Code Pro Semibold1" fo:font-weight="normal" style:font-weight-asian="normal" style:font-weight-complex="normal"/>
    </style:style>
    <style:style style:name="T9" style:family="text">
      <style:text-properties style:font-name="Source Code Pro Semibold1" fo:font-weight="normal" officeooo:rsid="001cd57c" style:font-weight-asian="normal" style:font-weight-complex="normal"/>
    </style:style>
    <style:style style:name="T10" style:family="text">
      <style:text-properties style:font-name="Source Code Pro Semibold1" fo:font-weight="normal" officeooo:rsid="008867c6" style:font-weight-asian="normal" style:font-weight-complex="normal"/>
    </style:style>
    <style:style style:name="T11" style:family="text">
      <style:text-properties style:font-name="Source Code Pro Semibold1" fo:font-weight="normal" officeooo:rsid="008cdd93" style:font-weight-asian="normal" style:font-weight-complex="normal"/>
    </style:style>
    <style:style style:name="T12" style:family="text">
      <style:text-properties style:font-name="Source Code Pro Semibold1" fo:font-weight="normal" officeooo:rsid="008bab37" style:font-weight-asian="normal" style:font-weight-complex="normal"/>
    </style:style>
    <style:style style:name="T13" style:family="text">
      <style:text-properties style:font-name="Source Code Pro Semibold1" officeooo:rsid="0076531f"/>
    </style:style>
    <style:style style:name="T14" style:family="text">
      <style:text-properties style:font-name="Source Code Pro Semibold1" officeooo:rsid="00834564"/>
    </style:style>
    <style:style style:name="T15" style:family="text">
      <style:text-properties style:font-name="Source Code Pro Semibold1" officeooo:rsid="008867c6"/>
    </style:style>
    <style:style style:name="T16" style:family="text">
      <style:text-properties style:font-name="Source Code Pro Semibold1" officeooo:rsid="008bab37"/>
    </style:style>
    <style:style style:name="T17" style:family="text">
      <style:text-properties style:font-name="Source Code Pro Semibold1" officeooo:rsid="008cdd25"/>
    </style:style>
    <style:style style:name="T18" style:family="text">
      <style:text-properties style:font-name="Source Code Pro Semibold1" officeooo:rsid="009d4026"/>
    </style:style>
    <style:style style:name="T19" style:family="text">
      <style:text-properties style:font-name="Source Code Pro Semibold1" fo:font-style="normal" fo:font-weight="normal" officeooo:rsid="001cd57c" style:font-style-asian="normal" style:font-weight-asian="normal" style:font-style-complex="normal" style:font-weight-complex="normal"/>
    </style:style>
    <style:style style:name="T20" style:family="text">
      <style:text-properties style:font-name="Source Code Pro Semibold1" fo:font-style="normal" fo:font-weight="normal" officeooo:rsid="00cec40c" style:font-style-asian="normal" style:font-weight-asian="normal" style:font-style-complex="normal" style:font-weight-complex="normal"/>
    </style:style>
    <style:style style:name="T21" style:family="text">
      <style:text-properties style:font-name="Source Code Pro Semibold1" fo:font-style="normal" fo:font-weight="normal" officeooo:rsid="00cffedf" style:font-style-asian="normal" style:font-weight-asian="normal" style:font-style-complex="normal" style:font-weight-complex="normal"/>
    </style:style>
    <style:style style:name="T22" style:family="text">
      <style:text-properties officeooo:rsid="00516cfe"/>
    </style:style>
    <style:style style:name="T23" style:family="text">
      <style:text-properties officeooo:rsid="00568b4c"/>
    </style:style>
    <style:style style:name="T24" style:family="text">
      <style:text-properties officeooo:rsid="0057cc29"/>
    </style:style>
    <style:style style:name="T25" style:family="text">
      <style:text-properties officeooo:rsid="0058d44b"/>
    </style:style>
    <style:style style:name="T26" style:family="text">
      <style:text-properties officeooo:rsid="005bb89b"/>
    </style:style>
    <style:style style:name="T27" style:family="text">
      <style:text-properties officeooo:rsid="00607ca9"/>
    </style:style>
    <style:style style:name="T28" style:family="text">
      <style:text-properties officeooo:rsid="00618e20"/>
    </style:style>
    <style:style style:name="T29" style:family="text">
      <style:text-properties officeooo:rsid="0061bcae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6464b0" style:font-style-asian="italic" style:font-style-complex="italic"/>
    </style:style>
    <style:style style:name="T32" style:family="text">
      <style:text-properties officeooo:rsid="0066abc9"/>
    </style:style>
    <style:style style:name="T33" style:family="text">
      <style:text-properties officeooo:rsid="0067b196"/>
    </style:style>
    <style:style style:name="T34" style:family="text">
      <style:text-properties fo:letter-spacing="normal" officeooo:rsid="0067b196"/>
    </style:style>
    <style:style style:name="T35" style:family="text">
      <style:text-properties officeooo:rsid="0078ddfc"/>
    </style:style>
    <style:style style:name="T36" style:family="text">
      <style:text-properties officeooo:rsid="007abf17"/>
    </style:style>
    <style:style style:name="T37" style:family="text">
      <style:text-properties officeooo:rsid="007ad4d8"/>
    </style:style>
    <style:style style:name="T38" style:family="text">
      <style:text-properties officeooo:rsid="007cbf68"/>
    </style:style>
    <style:style style:name="T39" style:family="text">
      <style:text-properties officeooo:rsid="007fb861"/>
    </style:style>
    <style:style style:name="T40" style:family="text">
      <style:text-properties officeooo:rsid="00827a23"/>
    </style:style>
    <style:style style:name="T41" style:family="text">
      <style:text-properties officeooo:rsid="008a06e8"/>
    </style:style>
    <style:style style:name="T42" style:family="text">
      <style:text-properties officeooo:rsid="008eba5a"/>
    </style:style>
    <style:style style:name="T43" style:family="text">
      <style:text-properties officeooo:rsid="00917f6a"/>
    </style:style>
    <style:style style:name="T44" style:family="text">
      <style:text-properties officeooo:rsid="00960d04"/>
    </style:style>
    <style:style style:name="T45" style:family="text">
      <style:text-properties officeooo:rsid="0098fae4"/>
    </style:style>
    <style:style style:name="T46" style:family="text">
      <style:text-properties officeooo:rsid="00999cc7"/>
    </style:style>
    <style:style style:name="T47" style:family="text">
      <style:text-properties officeooo:rsid="00aa0291"/>
    </style:style>
    <style:style style:name="T48" style:family="text">
      <style:text-properties officeooo:rsid="00b077e4"/>
    </style:style>
    <style:style style:name="T49" style:family="text">
      <style:text-properties officeooo:rsid="00b1e9a1"/>
    </style:style>
    <style:style style:name="T50" style:family="text">
      <style:text-properties officeooo:rsid="00b55a7a"/>
    </style:style>
    <style:style style:name="T51" style:family="text">
      <style:text-properties officeooo:rsid="00b5f4c1"/>
    </style:style>
    <style:style style:name="T52" style:family="text">
      <style:text-properties officeooo:rsid="00b76610"/>
    </style:style>
    <style:style style:name="T53" style:family="text">
      <style:text-properties officeooo:rsid="00bae61e"/>
    </style:style>
    <style:style style:name="T54" style:family="text">
      <style:text-properties fo:font-weight="bold" officeooo:rsid="00bae61e" style:font-weight-asian="bold" style:font-weight-complex="bold"/>
    </style:style>
    <style:style style:name="T55" style:family="text">
      <style:text-properties fo:font-weight="bold" officeooo:rsid="00eaa299" style:font-weight-asian="bold" style:font-weight-complex="bold"/>
    </style:style>
    <style:style style:name="T56" style:family="text">
      <style:text-properties officeooo:rsid="00bdc30c"/>
    </style:style>
    <style:style style:name="T57" style:family="text">
      <style:text-properties officeooo:rsid="00c108e4"/>
    </style:style>
    <style:style style:name="T58" style:family="text">
      <style:text-properties officeooo:rsid="00d153ac"/>
    </style:style>
    <style:style style:name="T59" style:family="text">
      <style:text-properties style:font-name="Liberation Sans" fo:font-size="16pt" fo:font-weight="bold" style:font-name-asian="Microsoft YaHei" style:font-size-asian="16pt" style:font-weight-asian="bold" style:font-name-complex="Arial" style:font-size-complex="16pt" style:font-weight-complex="bold"/>
    </style:style>
    <style:style style:name="T60" style:family="text">
      <style:text-properties style:font-name="Liberation Sans" fo:font-size="16pt" fo:font-weight="bold" officeooo:rsid="00d153ac" style:font-name-asian="Microsoft YaHei" style:font-size-asian="16pt" style:font-weight-asian="bold" style:font-name-complex="Arial" style:font-size-complex="16pt" style:font-weight-complex="bold"/>
    </style:style>
    <style:style style:name="T61" style:family="text">
      <style:text-properties style:font-name="Liberation Sans" fo:font-size="16pt" fo:font-weight="bold" officeooo:rsid="001b70af" style:font-name-asian="Microsoft YaHei" style:font-size-asian="16pt" style:font-weight-asian="bold" style:font-name-complex="Arial" style:font-size-complex="16pt" style:font-weight-complex="bold"/>
    </style:style>
    <style:style style:name="T62" style:family="text">
      <style:text-properties style:font-name="Liberation Sans" fo:font-size="18pt" fo:font-weight="bold" officeooo:rsid="00de2be2" style:font-name-asian="Microsoft YaHei" style:font-size-asian="18pt" style:font-weight-asian="bold" style:font-name-complex="Arial" style:font-size-complex="18pt" style:font-weight-complex="bold"/>
    </style:style>
    <style:style style:name="T63" style:family="text">
      <style:text-properties style:font-name="Liberation Serif" fo:font-weight="normal" officeooo:rsid="00b3daf0" style:font-weight-asian="normal" style:font-weight-complex="normal"/>
    </style:style>
    <style:style style:name="T64" style:family="text">
      <style:text-properties style:font-name="Liberation Serif" fo:font-weight="normal" officeooo:rsid="00d29ce3" style:font-weight-asian="normal" style:font-weight-complex="normal"/>
    </style:style>
    <style:style style:name="T65" style:family="text">
      <style:text-properties style:font-name="Liberation Serif" fo:font-weight="normal" officeooo:rsid="00d4f48b" style:font-weight-asian="normal" style:font-weight-complex="normal"/>
    </style:style>
    <style:style style:name="T66" style:family="text">
      <style:text-properties style:font-name="Liberation Serif" fo:font-style="normal" fo:font-weight="normal" officeooo:rsid="00b3daf0" style:font-style-asian="normal" style:font-weight-asian="normal" style:font-style-complex="normal" style:font-weight-complex="normal"/>
    </style:style>
    <style:style style:name="T67" style:family="text">
      <style:text-properties style:font-name="Liberation Serif" fo:font-style="normal" fo:font-weight="normal" officeooo:rsid="00d29ce3" style:font-style-asian="normal" style:font-weight-asian="normal" style:font-style-complex="normal" style:font-weight-complex="normal"/>
    </style:style>
    <style:style style:name="T68" style:family="text">
      <style:text-properties style:font-name="Liberation Serif" fo:font-style="normal" fo:font-weight="normal" officeooo:rsid="00d4eb0c" style:font-style-asian="normal" style:font-weight-asian="normal" style:font-style-complex="normal" style:font-weight-complex="normal"/>
    </style:style>
    <style:style style:name="T69" style:family="text">
      <style:text-properties officeooo:rsid="00d6ff6d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fo:font-style="normal" officeooo:rsid="001cd57c" style:font-style-asian="normal" style:font-style-complex="normal"/>
    </style:style>
    <style:style style:name="T72" style:family="text">
      <style:text-properties officeooo:rsid="00da181c"/>
    </style:style>
    <style:style style:name="T73" style:family="text">
      <style:text-properties officeooo:rsid="00db79d4"/>
    </style:style>
    <style:style style:name="T74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db79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5" style:family="text">
      <style:text-properties officeooo:rsid="00de2be2"/>
    </style:style>
    <style:style style:name="T76" style:family="text">
      <style:text-properties officeooo:rsid="00de78db"/>
    </style:style>
    <style:style style:name="T77" style:family="text">
      <style:text-properties officeooo:rsid="00dfb5f1"/>
    </style:style>
    <style:style style:name="T78" style:family="text">
      <style:text-properties officeooo:rsid="00e0e79e"/>
    </style:style>
    <style:style style:name="T79" style:family="text">
      <style:text-properties fo:font-size="12pt" officeooo:rsid="00de78db"/>
    </style:style>
    <style:style style:name="T80" style:family="text">
      <style:text-properties fo:font-size="12pt" officeooo:rsid="00de2be2"/>
    </style:style>
    <style:style style:name="T81" style:family="text">
      <style:text-properties fo:font-size="12pt" officeooo:rsid="00e0e79e"/>
    </style:style>
    <style:style style:name="T82" style:family="text">
      <style:text-properties officeooo:rsid="00e0f612"/>
    </style:style>
    <style:style style:name="T83" style:family="text">
      <style:text-properties officeooo:rsid="00e8b332"/>
    </style:style>
    <style:style style:name="T84" style:family="text">
      <style:text-properties officeooo:rsid="00ea312d"/>
    </style:style>
    <style:style style:name="T85" style:family="text">
      <style:text-properties officeooo:rsid="00eaa29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>8X-RIPTIDE Assembler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6">Table of Contents</text:p>
          </text:index-title>
          <text:p text:style-name="P74"><text:a xlink:type="simple" xlink:href="#__RefHeading___Toc758_2031202759" text:style-name="Index_20_Link" text:visited-style-name="Index_20_Link">Preface &amp; Introduction<text:tab/>3</text:a></text:p>
          <text:p text:style-name="P74"><text:a xlink:type="simple" xlink:href="#__RefHeading___Toc1378_2031202759" text:style-name="Index_20_Link" text:visited-style-name="Index_20_Link">Assembler Features<text:tab/>4</text:a></text:p>
          <text:p text:style-name="P74"><text:a xlink:type="simple" xlink:href="#__RefHeading___Toc1380_2031202759" text:style-name="Index_20_Link" text:visited-style-name="Index_20_Link">Command Line Interface<text:tab/>5</text:a></text:p>
          <text:p text:style-name="P75"><text:a xlink:type="simple" xlink:href="#__RefHeading___Toc1027_3484338271" text:style-name="Index_20_Link" text:visited-style-name="Index_20_Link">Usage<text:tab/>5</text:a></text:p>
          <text:p text:style-name="P75"><text:a xlink:type="simple" xlink:href="#__RefHeading___Toc1029_3484338271" text:style-name="Index_20_Link" text:visited-style-name="Index_20_Link">Arguments<text:tab/>5</text:a></text:p>
          <text:p text:style-name="P74"><text:a xlink:type="simple" xlink:href="#__RefHeading___Toc1382_2031202759" text:style-name="Index_20_Link" text:visited-style-name="Index_20_Link">Line Syntax<text:tab/>6</text:a></text:p>
          <text:p text:style-name="P75"><text:a xlink:type="simple" xlink:href="#__RefHeading___Toc4019_2031202759" text:style-name="Index_20_Link" text:visited-style-name="Index_20_Link">Additional Line Structure<text:tab/>6</text:a></text:p>
          <text:p text:style-name="P75"><text:a xlink:type="simple" xlink:href="#__RefHeading___Toc4021_2031202759" text:style-name="Index_20_Link" text:visited-style-name="Index_20_Link">Reserved Labels<text:tab/>7</text:a></text:p>
          <text:p text:style-name="P74"><text:a xlink:type="simple" xlink:href="#__RefHeading___Toc4023_2031202759" text:style-name="Index_20_Link" text:visited-style-name="Index_20_Link">Instruction Syntax<text:tab/>8</text:a></text:p>
          <text:p text:style-name="P75"><text:a xlink:type="simple" xlink:href="#__RefHeading___Toc1712_2031202759" text:style-name="Index_20_Link" text:visited-style-name="Index_20_Link">NOP<text:tab/>8</text:a></text:p>
          <text:p text:style-name="P75"><text:a xlink:type="simple" xlink:href="#__RefHeading___Toc1714_2031202759" text:style-name="Index_20_Link" text:visited-style-name="Index_20_Link">MOVE<text:tab/>8</text:a></text:p>
          <text:p text:style-name="P75"><text:a xlink:type="simple" xlink:href="#__RefHeading___Toc1716_2031202759" text:style-name="Index_20_Link" text:visited-style-name="Index_20_Link">ADD<text:tab/>9</text:a></text:p>
          <text:p text:style-name="P75"><text:a xlink:type="simple" xlink:href="#__RefHeading___Toc1718_2031202759" text:style-name="Index_20_Link" text:visited-style-name="Index_20_Link">AND<text:tab/>10</text:a></text:p>
          <text:p text:style-name="P75"><text:a xlink:type="simple" xlink:href="#__RefHeading___Toc1720_2031202759" text:style-name="Index_20_Link" text:visited-style-name="Index_20_Link">XOR<text:tab/>11</text:a></text:p>
          <text:p text:style-name="P75"><text:a xlink:type="simple" xlink:href="#__RefHeading___Toc1722_2031202759" text:style-name="Index_20_Link" text:visited-style-name="Index_20_Link">XEC<text:tab/>12</text:a></text:p>
          <text:p text:style-name="P75"><text:a xlink:type="simple" xlink:href="#__RefHeading___Toc1724_2031202759" text:style-name="Index_20_Link" text:visited-style-name="Index_20_Link">NZT<text:tab/>13</text:a></text:p>
          <text:p text:style-name="P75"><text:a xlink:type="simple" xlink:href="#__RefHeading___Toc1726_2031202759" text:style-name="Index_20_Link" text:visited-style-name="Index_20_Link">CALL<text:tab/>13</text:a></text:p>
          <text:p text:style-name="P75"><text:a xlink:type="simple" xlink:href="#__RefHeading___Toc1728_2031202759" text:style-name="Index_20_Link" text:visited-style-name="Index_20_Link">RET<text:tab/>14</text:a></text:p>
          <text:p text:style-name="P75"><text:a xlink:type="simple" xlink:href="#__RefHeading___Toc1730_2031202759" text:style-name="Index_20_Link" text:visited-style-name="Index_20_Link">XMIT<text:tab/>14</text:a></text:p>
          <text:p text:style-name="P75"><text:a xlink:type="simple" xlink:href="#__RefHeading___Toc1732_2031202759" text:style-name="Index_20_Link" text:visited-style-name="Index_20_Link">JMP<text:tab/>14</text:a></text:p>
          <text:p text:style-name="P74"><text:a xlink:type="simple" xlink:href="#__RefHeading___Toc1384_2031202759" text:style-name="Index_20_Link" text:visited-style-name="Index_20_Link">Declarations (Pre-Proccessor)<text:tab/>15</text:a></text:p>
          <text:p text:style-name="P75"><text:a xlink:type="simple" xlink:href="#__RefHeading___Toc1248_3484338271" text:style-name="Index_20_Link" text:visited-style-name="Index_20_Link">INCLUDE<text:tab/>15</text:a></text:p>
          <text:p text:style-name="P75"><text:a xlink:type="simple" xlink:href="#__RefHeading___Toc1250_3484338271" text:style-name="Index_20_Link" text:visited-style-name="Index_20_Link">MACRO / ENDMACRO<text:tab/>15</text:a></text:p>
          <text:p text:style-name="P75"><text:a xlink:type="simple" xlink:href="#__RefHeading___Toc1252_3484338271" text:style-name="Index_20_Link" text:visited-style-name="Index_20_Link">EQU<text:tab/>16</text:a></text:p>
          <text:p text:style-name="P74"><text:a xlink:type="simple" xlink:href="#__RefHeading___Toc1386_2031202759" text:style-name="Index_20_Link" text:visited-style-name="Index_20_Link">Directives<text:tab/>17</text:a></text:p>
          <text:p text:style-name="P75"><text:a xlink:type="simple" xlink:href="#__RefHeading___Toc1254_3484338271" text:style-name="Index_20_Link" text:visited-style-name="Index_20_Link">ORG<text:tab/>17</text:a></text:p>
          <text:p text:style-name="P75"><text:a xlink:type="simple" xlink:href="#__RefHeading___Toc1256_3484338271" text:style-name="Index_20_Link" text:visited-style-name="Index_20_Link">DATA<text:tab/>17</text:a></text:p>
          <text:p text:style-name="P75"><text:a xlink:type="simple" xlink:href="#__RefHeading___Toc1258_3484338271" text:style-name="Index_20_Link" text:visited-style-name="Index_20_Link">`HIGH/`LOW<text:tab/>17</text:a></text:p>
        </text:index-body>
      </text:table-of-content>
      <text:p text:style-name="P6"/>
      <text:h text:style-name="P77" text:outline-level="1"><text:bookmark-start text:name="__RefHeading___Toc758_2031202759"/>Preface &amp; Introduction<text:bookmark-end text:name="__RefHeading___Toc758_2031202759"/></text:h>
      <text:p text:style-name="P7">Blah blah blah</text:p>
      <text:p text:style-name="P7"/>
      <text:p text:style-name="P7"/>
      <text:h text:style-name="P78" text:outline-level="1"><text:bookmark-start text:name="__RefHeading___Toc1378_2031202759"/>Assembler Features<text:bookmark-end text:name="__RefHeading___Toc1378_2031202759"/></text:h>
      <text:p text:style-name="P8"/>
      <text:p text:style-name="P8"/>
      <text:h text:style-name="P81" text:outline-level="1"><text:bookmark-start text:name="__RefHeading___Toc1380_2031202759"/><text:span text:style-name="T1">Command Line Interface</text:span><text:bookmark-end text:name="__RefHeading___Toc1380_2031202759"/></text:h>
      <text:h text:style-name="P89" text:outline-level="2"><text:bookmark-start text:name="__RefHeading___Toc1027_3484338271"/><text:span text:style-name="T60">Usage</text:span><text:bookmark-end text:name="__RefHeading___Toc1027_3484338271"/></text:h>
      <text:p text:style-name="Standard">At least one of the output file flags (-BIN, -COE, -MIF) must be specified. If more than one output file flag is present, an output file is generated for each.</text:p>
      <text:h text:style-name="P88" text:outline-level="2"><text:bookmark-start text:name="__RefHeading___Toc1029_3484338271"/><text:span text:style-name="T58">Arguments</text:span><text:bookmark-end text:name="__RefHeading___Toc1029_3484338271"/></text:h>
      <text:p text:style-name="P92"><text:span text:style-name="T71">-ASM &lt;source file&gt; </text:span></text:p>
      <text:p text:style-name="P92"><text:span text:style-name="T71"/></text:p>
      <text:p text:style-name="P92"><text:span text:style-name="T71">-BIN &lt;output binary&gt;</text:span></text:p>
      <text:p text:style-name="P102"><text:span text:style-name="T71"/></text:p>
      <text:p text:style-name="P93"><text:span text:style-name="T19">-COE &lt;output coe file&gt;</text:span></text:p>
      <text:p text:style-name="P95"><text:span text:style-name="T63">The output </text:span><text:span text:style-name="T64">file will have its file extension replaced or set to “.COE” by the assembler. E.g. providing the file name “</text:span><text:span text:style-name="T65">foo” or </text:span><text:span text:style-name="T64">“foo.bar” to the -COE flag will result in “foo.COE” being output by the assembler.</text:span></text:p>
      <text:p text:style-name="P95"><text:span text:style-name="T64"/></text:p>
      <text:p text:style-name="Standard"><text:span text:style-name="T19">-</text:span><text:span text:style-name="T20">MIF</text:span><text:span text:style-name="T19"> &lt;output mif file&gt; </text:span></text:p>
      <text:p text:style-name="P95"><text:span text:style-name="T66">The output </text:span><text:span text:style-name="T67">file will have its file extension replaced or set to “.MIF” by the assembler. E.g. providing the file name “</text:span><text:span text:style-name="T68">foo” or </text:span><text:span text:style-name="T67">“foo.bar” to the -MIF flag will result in “foo.MIF” being output by the assembler.</text:span></text:p>
      <text:p text:style-name="P95"><text:span text:style-name="T67"/></text:p>
      <text:p text:style-name="P94"><text:span text:style-name="T19">-</text:span><text:span text:style-name="T21">DEBUG</text:span></text:p>
      <text:p text:style-name="P97">The -DEBUG flag has two effects:</text:p>
      <text:list xml:id="list783474207" text:style-name="L6">
        <text:list-item>
          <text:p text:style-name="P99"><text:span text:style-name="T69">The pre-processor will print the intermediate pre-proccessed files as output to the terminal. This output is then fed to the assembler as usual. </text:span></text:p>
        </text:list-item>
        <text:list-item>
          <text:p text:style-name="P98">The code generator will print the final machine code in a human-readable format to the terminal.</text:p>
        </text:list-item>
      </text:list>
      <text:p text:style-name="P97"/>
      <text:p text:style-name="P101">Machine code output example:</text:p>
      <table:table table:name="Table1" table:style-name="Table1" table:template-name="Box List Blue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24">Address</text:p>
          </table:table-cell>
          <table:table-cell table:style-name="Table1.A1" office:value-type="string">
            <text:p text:style-name="P123">MSB</text:p>
          </table:table-cell>
          <table:table-cell table:style-name="Table1.A1" office:value-type="string">
            <text:p text:style-name="P123">LSB</text:p>
          </table:table-cell>
          <table:table-cell table:style-name="Table1.A1" office:value-type="string">
            <text:p text:style-name="P123">Mnemonic</text:p>
          </table:table-cell>
          <table:table-cell table:style-name="Table1.A1" office:value-type="string">
            <text:p text:style-name="P123">Args...<text:span text:style-name="T72">1</text:span></text:p>
          </table:table-cell>
          <table:table-cell table:style-name="Table1.A1" office:value-type="string">
            <text:p text:style-name="P124">...<text:span text:style-name="T73">2</text:span></text:p>
          </table:table-cell>
          <table:table-cell table:style-name="Table1.A1" office:value-type="string">
            <text:p text:style-name="P124">...<text:span text:style-name="T73">3</text:span></text:p>
          </table:table-cell>
        </table:table-row>
        <table:table-row table:style-name="Table1.1">
          <table:table-cell table:style-name="Table1.A2" office:value-type="string">
            <text:p text:style-name="P119">0</text:p>
          </table:table-cell>
          <table:table-cell table:style-name="Table1.B2" office:value-type="float" office:value="0">
            <text:p text:style-name="P119">E0</text:p>
          </table:table-cell>
          <table:table-cell table:style-name="Table1.B2" office:value-type="float" office:value="8">
            <text:p text:style-name="P119">8</text:p>
          </table:table-cell>
          <table:table-cell table:style-name="Table1.B2" office:value-type="float" office:value="0">
            <text:p text:style-name="P119">JMP</text:p>
          </table:table-cell>
          <table:table-cell table:style-name="Table1.E2" office:value-type="string">
            <text:p text:style-name="P119">INT_RESET</text:p>
          </table:table-cell>
          <table:table-cell table:style-name="Table1.F2" office:value-type="string">
            <text:p text:style-name="Table_20_Contents"><text:span text:style-name="T74">(8)</text:span></text:p>
          </table:table-cell>
          <table:table-cell table:style-name="Table1.G2">
            <text:p text:style-name="P121"/>
          </table:table-cell>
        </table:table-row>
        <table:table-row table:style-name="Table1.3">
          <table:table-cell table:style-name="Table1.A3" office:value-type="string">
            <text:p text:style-name="P120">7C</text:p>
          </table:table-cell>
          <table:table-cell table:style-name="Table1.B3" office:value-type="string">
            <text:p text:style-name="P120">58</text:p>
          </table:table-cell>
          <table:table-cell table:style-name="Table1.C3" office:value-type="string">
            <text:p text:style-name="P120">29</text:p>
          </table:table-cell>
          <table:table-cell table:style-name="Table1.D3" office:value-type="string">
            <text:p text:style-name="P120">AND</text:p>
          </table:table-cell>
          <table:table-cell table:style-name="Table1.E3" office:value-type="string">
            <text:p text:style-name="P120">RIV0</text:p>
          </table:table-cell>
          <table:table-cell table:style-name="Table1.F3" office:value-type="float" office:value="1">
            <text:p text:style-name="P120">1</text:p>
          </table:table-cell>
          <table:table-cell table:style-name="Table1.G3" office:value-type="string">
            <text:p text:style-name="P120">R11</text:p>
          </table:table-cell>
        </table:table-row>
        <table:table-row table:style-name="Table1.4">
          <table:table-cell table:style-name="Table1.A4" table:number-columns-spanned="7" office:value-type="string">
            <text:p text:style-name="P1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0"/>
      <text:h text:style-name="P79" text:outline-level="1"><text:bookmark-start text:name="__RefHeading___Toc1382_2031202759"/>Line Syntax<text:bookmark-end text:name="__RefHeading___Toc1382_2031202759"/></text:h>
      <text:p text:style-name="P13">LABEL<text:tab/>MNEMONIC OPERANDS ; COMMENT</text:p>
      <text:list xml:id="list3602982487" text:style-name="L1">
        <text:list-item>
          <text:p text:style-name="P125">Label – <text:span text:style-name="T53">M</text:span>ust begin with an alphabetical character, can contain only letters and numbers, and must have no white-space preceding it on a line.</text:p>
        </text:list-item>
        <text:list-item>
          <text:p text:style-name="P126">Mnemonic – <text:span text:style-name="T54">Must be preceded by white-space</text:span><text:span text:style-name="T53">. M</text:span>ust be an instruction <text:span text:style-name="T49">("MOVE", "ADD", "AND", "XOR", "XEC", "NZT", "XMIT", "JMP", "CALL", "RET", "NOP") </text:span>or assembler directive (“ORG”, “EQU”, “<text:span text:style-name="T48">DATA”</text:span>)</text:p>
        </text:list-item>
        <text:list-item>
          <text:p text:style-name="P127">Operands – Mnemonic-specific parameters</text:p>
        </text:list-item>
        <text:list-item>
          <text:p text:style-name="P127">Comment – Characters following a ‘;’ will be ignored by the assembler. <text:span text:style-name="T50">Comments can be on their own line or </text:span><text:span text:style-name="T51">on an instruction’s line, </text:span><text:span text:style-name="T50">following the completed instruction syntax.</text:span></text:p>
        </text:list-item>
      </text:list>
      <text:h text:style-name="P82" text:outline-level="2"><text:bookmark-start text:name="__RefHeading___Toc4019_2031202759"/><text:span text:style-name="T52">Additional </text:span><text:span text:style-name="T47">Line </text:span>Structure<text:bookmark-end text:name="__RefHeading___Toc4019_2031202759"/></text:h>
      <text:p text:style-name="P9">If a label appears on its own line, it will be stored by the assembler and mapped/attached to the following line. At most, one label can be attached to a line. If multiple labels appear before a mnemonic, only the last one will be valid. </text:p>
      <text:p text:style-name="P53">LABEL<text:tab/></text:p>
      <text:p text:style-name="P53"><text:tab/>MNEMONIC OPERANDS ; COMMENT</text:p>
      <text:p text:style-name="P9">In the <text:span text:style-name="T56">following</text:span> example, “LABEL” would not be valid for use and only “LABEL2” will be attached to the following mnemonic. Attempts to use “LABEL” will result in an error.</text:p>
      <text:p text:style-name="P53">LABEL</text:p>
      <text:p text:style-name="P55">LABEL2</text:p>
      <text:p text:style-name="P53"><text:tab/>MNEMONIC OPERANDS ; COMMENT</text:p>
      <text:p text:style-name="P10">If a mnemonic appears at the beginning of the line (i.e. 0 indentation), the assembler will treat it as a label, likely resulting in <text:span text:style-name="T57">an </text:span>error.</text:p>
      <text:p text:style-name="P54">LABEL</text:p>
      <text:p text:style-name="P54">MNEMONIC OPERANDS</text:p>
      <text:p text:style-name="P14"/>
      <text:p text:style-name="P14"/>
      <text:h text:style-name="P83" text:outline-level="2"><text:bookmark-start text:name="__RefHeading___Toc4021_2031202759"/><text:soft-page-break/>Reserved Labels<text:bookmark-end text:name="__RefHeading___Toc4021_2031202759"/></text:h>
      <text:p text:style-name="P128">The following keywords cannot be used as labels. Placing them at the beginning of a line results in a specific assembler directive. See (TODO: Link to directives).</text:p>
      <text:list xml:id="list2028304972" text:style-name="L2">
        <text:list-item>
          <text:p text:style-name="P129"><text:span text:style-name="T9">I</text:span><text:span text:style-name="T8">NCLUDE</text:span></text:p>
        </text:list-item>
        <text:list-item>
          <text:p text:style-name="P130">MACRO</text:p>
        </text:list-item>
        <text:list-item>
          <text:p text:style-name="P130">ENDMACRO</text:p>
        </text:list-item>
      </text:list>
      <text:h text:style-name="P80" text:outline-level="1"><text:bookmark-start text:name="__RefHeading___Toc4023_2031202759"/>Instruction Syntax<text:bookmark-end text:name="__RefHeading___Toc4023_2031202759"/></text:h>
      <text:h text:style-name="P84" text:outline-level="2"><text:bookmark-start text:name="__RefHeading___Toc1712_2031202759"/>NOP<text:bookmark-end text:name="__RefHeading___Toc1712_2031202759"/></text:h>
      <text:p text:style-name="P11">NOP</text:p>
      <text:p text:style-name="P19">Example:</text:p>
      <text:p text:style-name="P19"><text:tab/><text:span text:style-name="T7">NOP</text:span></text:p>
      <text:h text:style-name="P84" text:outline-level="2"><text:bookmark-start text:name="__RefHeading___Toc1714_2031202759"/>MOVE<text:bookmark-end text:name="__RefHeading___Toc1714_2031202759"/></text:h>
      <text:p text:style-name="P64">MOVE S(R), D</text:p>
      <text:p text:style-name="P40">Operands:</text:p>
      <text:list xml:id="list2746346573" text:style-name="L3">
        <text:list-item>
          <text:p text:style-name="P131">S – Source register </text:p>
        </text:list-item>
        <text:list-item>
          <text:p text:style-name="P131">R – Rotate amount</text:p>
        </text:list-item>
        <text:list-item>
          <text:p text:style-name="P131">D – Destination register</text:p>
        </text:list-item>
      </text:list>
      <text:p text:style-name="P20">Example:</text:p>
      <text:p text:style-name="P52"><text:tab/><text:span text:style-name="T9">MOVE R1(2), AUX</text:span></text:p>
      <text:p text:style-name="P34">Notes:</text:p>
      <text:p text:style-name="P59">The rotate amount, R, is an optional field. </text:p>
      <text:p text:style-name="P59">E.g. “MOVE R1(0), AUX” is equivalent to “MOVE R1, AUX”</text:p>
      <text:p text:style-name="P65">MOVE S, L, D </text:p>
      <text:p text:style-name="P42">Operands:</text:p>
      <text:list xml:id="list140055341029377" text:continue-numbering="true" text:style-name="L3">
        <text:list-item>
          <text:p text:style-name="P132">S – Source register </text:p>
        </text:list-item>
        <text:list-item>
          <text:p text:style-name="P132"><text:span text:style-name="T3">L</text:span> – <text:span text:style-name="T3">Length</text:span></text:p>
        </text:list-item>
        <text:list-item>
          <text:p text:style-name="P132">D – Destination register</text:p>
        </text:list-item>
      </text:list>
      <text:p text:style-name="P22">Example:</text:p>
      <text:p text:style-name="P52"><text:tab/><text:span text:style-name="T9">MOVE RIV3, 3, R6</text:span></text:p>
      <text:h text:style-name="P84" text:outline-level="2"><text:bookmark-start text:name="__RefHeading___Toc1716_2031202759"/><text:soft-page-break/>ADD<text:bookmark-end text:name="__RefHeading___Toc1716_2031202759"/></text:h>
      <text:p text:style-name="P65">ADD S(R), D</text:p>
      <text:p text:style-name="P41">Operands:</text:p>
      <text:list xml:id="list140056012893718" text:continue-numbering="true" text:style-name="L3">
        <text:list-item>
          <text:p text:style-name="P133">S – Source register </text:p>
        </text:list-item>
        <text:list-item>
          <text:p text:style-name="P133">R – Rotate amount</text:p>
        </text:list-item>
        <text:list-item>
          <text:p text:style-name="P133">D – Destination register</text:p>
        </text:list-item>
      </text:list>
      <text:p text:style-name="P21">Example:</text:p>
      <text:p text:style-name="P21"><text:tab/><text:span text:style-name="T7">ADD R1 (4), R3</text:span></text:p>
      <text:p text:style-name="P35">Notes:</text:p>
      <text:p text:style-name="P58">The rotate amount, R, is an optional field. </text:p>
      <text:p text:style-name="P58">E.g. “<text:span text:style-name="T4">ADD</text:span> R1(0), <text:span text:style-name="T4">R3</text:span>” is equivalent to “<text:span text:style-name="T4">ADD</text:span> R1, <text:span text:style-name="T4">R3</text:span>”</text:p>
      <text:p text:style-name="P65">ADD S, L, D</text:p>
      <text:p text:style-name="P43">Operands:</text:p>
      <text:list xml:id="list140056485995849" text:continue-numbering="true" text:style-name="L3">
        <text:list-item>
          <text:p text:style-name="P134">S – Source register </text:p>
        </text:list-item>
        <text:list-item>
          <text:p text:style-name="P134"><text:span text:style-name="T3">L</text:span> – <text:span text:style-name="T3">Length</text:span></text:p>
        </text:list-item>
        <text:list-item>
          <text:p text:style-name="P134">D – Destination register</text:p>
        </text:list-item>
      </text:list>
      <text:p text:style-name="P23">Example:</text:p>
      <text:p text:style-name="P18"><text:span text:style-name="T2"><text:tab/></text:span><text:span text:style-name="T8">ADD R11, 4, LIV3</text:span></text:p>
      <text:h text:style-name="P91" text:outline-level="2"><text:bookmark-start text:name="__RefHeading___Toc1718_2031202759"/>AND<text:bookmark-end text:name="__RefHeading___Toc1718_2031202759"/></text:h>
      <text:p text:style-name="P65"><text:bookmark-start text:name="__RefHeading___Toc1718_2031202759 Copy 1"/>AND S(R), D<text:bookmark-end text:name="__RefHeading___Toc1718_2031202759 Copy 1"/></text:p>
      <text:p text:style-name="P44">Operands:</text:p>
      <text:list xml:id="list140056012595168" text:continue-numbering="true" text:style-name="L3">
        <text:list-item>
          <text:p text:style-name="P135">S – Source register </text:p>
        </text:list-item>
        <text:list-item>
          <text:p text:style-name="P135">R – Rotate amount</text:p>
        </text:list-item>
        <text:list-item>
          <text:p text:style-name="P135">D – Destination register</text:p>
        </text:list-item>
      </text:list>
      <text:p text:style-name="P24">Example:</text:p>
      <text:p text:style-name="P24"><text:tab/><text:span text:style-name="T7">AND R1 (4), R3</text:span></text:p>
      <text:p text:style-name="P36">Notes:</text:p>
      <text:p text:style-name="P57">The rotate amount, R, is an optional field. </text:p>
      <text:p text:style-name="P57">E.g. “<text:span text:style-name="T5">AND</text:span> R1(0), <text:span text:style-name="T4">R3</text:span>” is equivalent to “<text:span text:style-name="T5">AND</text:span> R1, <text:span text:style-name="T4">R3</text:span>”</text:p>
      <text:p text:style-name="P65"><text:bookmark-start text:name="__RefHeading___Toc1718_2031202759 Copy 2"/>AND S, L, D<text:bookmark-end text:name="__RefHeading___Toc1718_2031202759 Copy 2"/></text:p>
      <text:p text:style-name="P44">Operands:</text:p>
      <text:list xml:id="list140055674402506" text:continue-numbering="true" text:style-name="L3">
        <text:list-item>
          <text:p text:style-name="P135">S – Source register </text:p>
        </text:list-item>
        <text:list-item>
          <text:p text:style-name="P135"><text:span text:style-name="T3">L</text:span> – <text:span text:style-name="T3">Length</text:span></text:p>
        </text:list-item>
        <text:list-item>
          <text:p text:style-name="P135">D – Destination register</text:p>
        </text:list-item>
      </text:list>
      <text:p text:style-name="P24">Example:</text:p>
      <text:p text:style-name="P17"><text:span text:style-name="T2"><text:tab/></text:span><text:span text:style-name="T8">AND R11, 4, LIV3</text:span></text:p>
      <text:h text:style-name="P91" text:outline-level="2"><text:bookmark-start text:name="__RefHeading___Toc1720_2031202759"/>XOR<text:bookmark-end text:name="__RefHeading___Toc1720_2031202759"/></text:h>
      <text:p text:style-name="P65">XOR S(R), D</text:p>
      <text:p text:style-name="P44">Operands:</text:p>
      <text:list xml:id="list140055612325906" text:continue-numbering="true" text:style-name="L3">
        <text:list-item>
          <text:p text:style-name="P135">S – Source register </text:p>
        </text:list-item>
        <text:list-item>
          <text:p text:style-name="P135">R – Rotate amount</text:p>
        </text:list-item>
        <text:list-item>
          <text:p text:style-name="P135">D – Destination register</text:p>
        </text:list-item>
      </text:list>
      <text:p text:style-name="P24">Example:</text:p>
      <text:p text:style-name="P24"><text:tab/><text:span text:style-name="T7">XOR R1 (4), R3</text:span></text:p>
      <text:p text:style-name="P37">Notes:</text:p>
      <text:p text:style-name="P56">The rotate amount, R, is an optional field. </text:p>
      <text:p text:style-name="P56">E.g. “<text:span text:style-name="T6">XOR</text:span> R1(0), <text:span text:style-name="T4">R3</text:span>” is equivalent to “<text:span text:style-name="T6">XOR</text:span> R1, <text:span text:style-name="T4">R3</text:span>”</text:p>
      <text:p text:style-name="P65">XOR S, L, D</text:p>
      <text:p text:style-name="P44">Operands:</text:p>
      <text:list xml:id="list140056286249413" text:continue-numbering="true" text:style-name="L3">
        <text:list-item>
          <text:p text:style-name="P135">S – Source register </text:p>
        </text:list-item>
        <text:list-item>
          <text:p text:style-name="P135"><text:span text:style-name="T3">L</text:span> – <text:span text:style-name="T3">Length</text:span></text:p>
        </text:list-item>
        <text:list-item>
          <text:p text:style-name="P135">D – Destination register</text:p>
        </text:list-item>
      </text:list>
      <text:p text:style-name="P24">Example:</text:p>
      <text:p text:style-name="P16"><text:span text:style-name="T2"><text:tab/></text:span><text:span text:style-name="T8">XOR LIV7, 4, LIV3</text:span></text:p>
      <text:h text:style-name="P91" text:outline-level="2"><text:bookmark-start text:name="__RefHeading___Toc1722_2031202759"/>XEC<text:bookmark-end text:name="__RefHeading___Toc1722_2031202759"/></text:h>
      <text:p text:style-name="P66"><text:span text:style-name="T22">XEC</text:span> <text:span text:style-name="T22">I (S) </text:span><text:span text:style-name="T27">[N]</text:span></text:p>
      <text:p text:style-name="P45">Operands:</text:p>
      <text:list xml:id="list140055931664365" text:continue-numbering="true" text:style-name="L3">
        <text:list-item>
          <text:p text:style-name="P140"><text:span text:style-name="T24">I – </text:span><text:span text:style-name="T26">I</text:span><text:span text:style-name="T25">mmediate/label</text:span> </text:p>
        </text:list-item>
        <text:list-item>
          <text:p text:style-name="P136">S – Source register </text:p>
        </text:list-item>
        <text:list-item>
          <text:p text:style-name="P141">N – <text:span text:style-name="T31">error checking, </text:span><text:span text:style-name="T29">expected</text:span> <text:span text:style-name="T28">range</text:span> <text:span text:style-name="T35">of values</text:span> (S), <text:span text:style-name="T35">can’t be 0</text:span></text:p>
        </text:list-item>
      </text:list>
      <text:p text:style-name="P25">Example:</text:p>
      <text:p text:style-name="P27"><text:tab/><text:span text:style-name="T7">XEC </text:span><text:span text:style-name="T15">EX_LABEL</text:span><text:span text:style-name="T7"> (R3) </text:span><text:span text:style-name="T13">[4]</text:span></text:p>
      <text:p text:style-name="P38">Notes:</text:p>
      <text:p text:style-name="P60">The <text:span text:style-name="T32">expected range</text:span>, “<text:span text:style-name="T32">N”</text:span>, is an optional field <text:span text:style-name="T33">that tells the assembler that the expected values in (S) should vary </text:span><text:span text:style-name="T36">in the range</text:span><text:span text:style-name="T33"> [</text:span><text:span text:style-name="T34">0..N-1</text:span><text:span text:style-name="T33">]. </text:span><text:span text:style-name="T36">This means that the target location should vary in the range [I..I+N-1]. If the target location [I..I+N-1] can extend beyond the range of XEC, the assembler will emit a warning </text:span><text:span text:style-name="T37">at assemble time.</text:span></text:p>
      <text:p text:style-name="P62">If no value is provided <text:span text:style-name="T39">for “N”,</text:span> the assembler <text:span text:style-name="T38">only checks that “I” is in range of XEC.</text:span></text:p>
      <text:p text:style-name="P67"><text:span text:style-name="T23">XEC</text:span> <text:span text:style-name="T23">I (S, L) </text:span><text:span text:style-name="T40">[N]</text:span></text:p>
      <text:p text:style-name="P46">Operands:</text:p>
      <text:list xml:id="list140055576263455" text:continue-numbering="true" text:style-name="L3">
        <text:list-item>
          <text:p text:style-name="P143">I – <text:span text:style-name="T26">I</text:span><text:span text:style-name="T25">mmediate/label </text:span></text:p>
        </text:list-item>
        <text:list-item>
          <text:p text:style-name="P137">S – Source register </text:p>
        </text:list-item>
        <text:list-item>
          <text:p text:style-name="P137"><text:span text:style-name="T3">L</text:span> – <text:span text:style-name="T3">Length</text:span></text:p>
        </text:list-item>
        <text:list-item>
          <text:p text:style-name="P142">N – <text:span text:style-name="T31">error checking, </text:span><text:span text:style-name="T29">expected</text:span> <text:span text:style-name="T28">range</text:span> <text:span text:style-name="T35">of values</text:span> (S), <text:span text:style-name="T35">can’t be 0</text:span></text:p>
        </text:list-item>
      </text:list>
      <text:p text:style-name="P26">Example:</text:p>
      <text:p text:style-name="P27"><text:tab/><text:span text:style-name="T7">XEC </text:span><text:span text:style-name="T15">EX_LABEL</text:span><text:span text:style-name="T7"> (LIV4,3) </text:span><text:span text:style-name="T14">[4]</text:span></text:p>
      <text:p text:style-name="P39">Notes:</text:p>
      <text:p text:style-name="P61">The <text:span text:style-name="T32">expected range</text:span>, “<text:span text:style-name="T32">N”</text:span>, is an optional field <text:span text:style-name="T33">that tells the assembler that the expected values in (S) should vary </text:span><text:span text:style-name="T36">in the range</text:span><text:span text:style-name="T33"> [</text:span><text:span text:style-name="T34">0..N-1</text:span><text:span text:style-name="T33">]. </text:span><text:span text:style-name="T36">This means that the target location should vary in the range [I..I+N-1]. If the target location [I..I+N-1] can extend beyond the range of XEC, the assembler will emit a warning </text:span><text:span text:style-name="T37">at assemble time.</text:span></text:p>
      <text:p text:style-name="P63">If no value is provided <text:span text:style-name="T39">for “N”,</text:span> the assembler <text:span text:style-name="T38">only checks that “I” is in range of XEC.</text:span></text:p>
      <text:h text:style-name="P84" text:outline-level="2"><text:bookmark-start text:name="__RefHeading___Toc1724_2031202759"/><text:soft-page-break/>NZT<text:bookmark-end text:name="__RefHeading___Toc1724_2031202759"/></text:h>
      <text:p text:style-name="P68">NZT S, I</text:p>
      <text:p text:style-name="P46">Operands:</text:p>
      <text:list xml:id="list140055395341220" text:continue-numbering="true" text:style-name="L3">
        <text:list-item>
          <text:p text:style-name="P137">S – Source register </text:p>
        </text:list-item>
        <text:list-item>
          <text:p text:style-name="P144">I – <text:span text:style-name="T26">I</text:span><text:span text:style-name="T25">mmediate/label</text:span></text:p>
        </text:list-item>
      </text:list>
      <text:p text:style-name="P26">Example:</text:p>
      <text:p text:style-name="P26"><text:tab/><text:span text:style-name="T7">NZT R6, </text:span><text:span text:style-name="T15">EX_LABEL</text:span></text:p>
      <text:p text:style-name="P69">NZT S, <text:span text:style-name="T41">L, I</text:span></text:p>
      <text:p text:style-name="P47">Operands:</text:p>
      <text:list xml:id="list140054960915909" text:continue-numbering="true" text:style-name="L3">
        <text:list-item>
          <text:p text:style-name="P138">S – Source register </text:p>
        </text:list-item>
        <text:list-item>
          <text:p text:style-name="P139"><text:span text:style-name="T3">L</text:span> – <text:span text:style-name="T3">Length</text:span></text:p>
        </text:list-item>
        <text:list-item>
          <text:p text:style-name="P145">I – <text:span text:style-name="T26">I</text:span><text:span text:style-name="T25">mmediate/label</text:span></text:p>
        </text:list-item>
      </text:list>
      <text:p text:style-name="P28">Example:</text:p>
      <text:p text:style-name="P28"><text:span text:style-name="T15"><text:tab/>NZT </text:span><text:span text:style-name="T17">LIV5</text:span><text:span text:style-name="T15">, </text:span><text:span text:style-name="T16">1, </text:span><text:span text:style-name="T15">EX_LABEL</text:span></text:p>
      <text:h text:style-name="P84" text:outline-level="2"><text:bookmark-start text:name="__RefHeading___Toc1726_2031202759"/>CALL<text:bookmark-end text:name="__RefHeading___Toc1726_2031202759"/></text:h>
      <text:p text:style-name="P70"><text:span text:style-name="T42">CALL</text:span> <text:span text:style-name="T41">I</text:span></text:p>
      <text:p text:style-name="P48">Operands:</text:p>
      <text:list xml:id="list140054960070760" text:continue-numbering="true" text:style-name="L3">
        <text:list-item>
          <text:p text:style-name="P146">I – <text:span text:style-name="T26">I</text:span><text:span text:style-name="T25">mmediate/label</text:span></text:p>
        </text:list-item>
      </text:list>
      <text:p text:style-name="P29">Example:</text:p>
      <text:p text:style-name="P15"><text:span text:style-name="T10"><text:tab/></text:span><text:span text:style-name="T11">CALL</text:span><text:span text:style-name="T12"> </text:span><text:span text:style-name="T10">EX_LABEL</text:span></text:p>
      <text:h text:style-name="P91" text:outline-level="2"><text:bookmark-start text:name="__RefHeading___Toc1728_2031202759"/>RET<text:bookmark-end text:name="__RefHeading___Toc1728_2031202759"/></text:h>
      <text:p text:style-name="P12">RET</text:p>
      <text:p text:style-name="P30">Example:</text:p>
      <text:p text:style-name="P30"><text:tab/><text:span text:style-name="T7">RET</text:span></text:p>
      <text:h text:style-name="P84" text:outline-level="2"><text:bookmark-start text:name="__RefHeading___Toc1730_2031202759"/>XMIT<text:bookmark-end text:name="__RefHeading___Toc1730_2031202759"/></text:h>
      <text:p text:style-name="P71"><text:span text:style-name="T43">XMIT</text:span> <text:span text:style-name="T43">I, D</text:span></text:p>
      <text:p text:style-name="P49">Operands:</text:p>
      <text:list xml:id="list140054801767724" text:continue-numbering="true" text:style-name="L3">
        <text:list-item>
          <text:p text:style-name="P147">I – <text:span text:style-name="T26">I</text:span><text:span text:style-name="T25">mmediate/label</text:span></text:p>
        </text:list-item>
        <text:list-item>
          <text:p text:style-name="P150">D – Destination register</text:p>
        </text:list-item>
      </text:list>
      <text:p text:style-name="P31">Example:</text:p>
      <text:p text:style-name="P153"><text:tab/>XMIT @027, IVL</text:p>
      <text:p text:style-name="P72"><text:span text:style-name="T43">XMIT</text:span> <text:span text:style-name="T43">I, D, </text:span><text:span text:style-name="T44">L</text:span></text:p>
      <text:p text:style-name="P50">Operands:</text:p>
      <text:list xml:id="list140054857926087" text:continue-numbering="true" text:style-name="L3">
        <text:list-item>
          <text:p text:style-name="P148">I – <text:span text:style-name="T26">I</text:span><text:span text:style-name="T25">mmediate/label</text:span></text:p>
        </text:list-item>
        <text:list-item>
          <text:p text:style-name="P151">D – Destination register</text:p>
        </text:list-item>
        <text:list-item>
          <text:p text:style-name="P152">L – Length </text:p>
        </text:list-item>
      </text:list>
      <text:p text:style-name="P32">Example:</text:p>
      <text:p text:style-name="P154"><text:tab/>XMIT 03, LIV5, 3</text:p>
      <text:h text:style-name="P84" text:outline-level="2"><text:bookmark-start text:name="__RefHeading___Toc1732_2031202759"/>JMP<text:bookmark-end text:name="__RefHeading___Toc1732_2031202759"/></text:h>
      <text:p text:style-name="P73"><text:span text:style-name="T45">JMP</text:span> <text:span text:style-name="T45">A</text:span></text:p>
      <text:p text:style-name="P51">Operands:</text:p>
      <text:list xml:id="list140056133041288" text:continue-numbering="true" text:style-name="L3">
        <text:list-item>
          <text:p text:style-name="P149"><text:span text:style-name="T45">A</text:span> – <text:span text:style-name="T45">Address </text:span><text:span text:style-name="T46">(13-bit field)</text:span></text:p>
        </text:list-item>
      </text:list>
      <text:p text:style-name="P33">Example:</text:p>
      <text:p text:style-name="P33"><text:span text:style-name="T15"><text:tab/>JMP </text:span><text:span text:style-name="T18">EX_LABEL</text:span></text:p>
      <text:h text:style-name="P81" text:outline-level="1"><text:bookmark-start text:name="__RefHeading___Toc1384_2031202759"/><text:span text:style-name="T1">Declarations </text:span><text:span text:style-name="T75">(P</text:span><text:span text:style-name="T62">re-Proccessor)</text:span><text:bookmark-end text:name="__RefHeading___Toc1384_2031202759"/></text:h>
      <text:h text:style-name="P86" text:outline-level="2"><text:bookmark-start text:name="__RefHeading___Toc1248_3484338271"/>INCLUDE<text:bookmark-end text:name="__RefHeading___Toc1248_3484338271"/></text:h>
      <text:p text:style-name="P103">Copies the specified file contents into the assembly file being pre-proccessed at the location of the INCLUDE declaration.</text:p>
      <text:p text:style-name="P103"/>
      <text:p text:style-name="P106">Ex:</text:p>
      <text:p text:style-name="P103">INCLUDE “foo.asm”</text:p>
      <text:h text:style-name="P87" text:outline-level="2"><text:bookmark-start text:name="__RefHeading___Toc1250_3484338271"/>MACRO / ENDMACRO<text:bookmark-end text:name="__RefHeading___Toc1250_3484338271"/></text:h>
      <text:p text:style-name="P104"><text:span text:style-name="T75">Declares a code snippet with parameters that can be referenced throughout the program. There must be exactly one ENDMACRO per MACRO, </text:span><text:span text:style-name="T76">where MACRO marks the beginning of the macro and ENDMACRO marks the end.</text:span><text:span text:style-name="T75"> After pre-processing, references to the macro in the program will be replaced with the parameterized macro.</text:span></text:p>
      <text:p text:style-name="Standard"/>
      <text:p text:style-name="P105">Ex:</text:p>
      <text:p text:style-name="P105"/>
      <text:p text:style-name="P104"><text:span text:style-name="T76">MACRO</text:span><text:span text:style-name="T75"> </text:span><text:span text:style-name="T76">&lt;macroname&gt;</text:span><text:span text:style-name="T75"> </text:span><text:span text:style-name="T76">&lt;param1&gt;</text:span><text:span text:style-name="T75">, </text:span><text:span text:style-name="T76">&lt;param2&gt;, … </text:span></text:p>
      <text:p text:style-name="P114"><text:span text:style-name="T76">NOP</text:span></text:p>
      <text:p text:style-name="P114"><text:span text:style-name="T76">MOVE</text:span><text:span text:style-name="T75"> </text:span><text:span text:style-name="T77">&lt;param1&gt;</text:span><text:span text:style-name="T75">, 8, </text:span><text:span text:style-name="T77">&lt;param2&gt;</text:span></text:p>
      <text:p text:style-name="P114"><text:span text:style-name="T76">NOP</text:span></text:p>
      <text:p text:style-name="P104"><text:span text:style-name="T76">ENDMACRO</text:span><text:span text:style-name="T75"> </text:span><text:span text:style-name="T77">&lt;macroname&gt;</text:span></text:p>
      <text:p text:style-name="P104"/>
      <text:p text:style-name="P117">...</text:p>
      <text:p text:style-name="P117">&lt;macroname&gt; &lt;param1&gt;, &lt;param2&gt;</text:p>
      <text:p text:style-name="P117">...</text:p>
      <text:p text:style-name="P104"/>
      <text:p text:style-name="P104"/>
      <text:p text:style-name="P111"><text:span text:style-name="T30">Ex. 2</text:span>:</text:p>
      <text:p text:style-name="P109"/>
      <text:p text:style-name="P110"><text:span text:style-name="T76">MACRO</text:span> nothingburger nothing, burger</text:p>
      <text:p text:style-name="P115"><text:span text:style-name="T76">NOP</text:span></text:p>
      <text:p text:style-name="P116"><text:span text:style-name="T79">MOVE</text:span><text:span text:style-name="T80"> </text:span><text:span text:style-name="T81">nothing</text:span><text:span text:style-name="T80">, 8, </text:span><text:span text:style-name="T81">burger</text:span></text:p>
      <text:p text:style-name="P115"><text:span text:style-name="T76">NOP</text:span></text:p>
      <text:p text:style-name="P110"><text:span text:style-name="T76">ENDMACRO</text:span> nothingburger</text:p>
      <text:p text:style-name="P104"/>
      <text:p text:style-name="P117">...</text:p>
      <text:p text:style-name="P118"><text:span text:style-name="T82">nothingburger</text:span><text:span text:style-name="T78"> </text:span><text:span text:style-name="T82">R1</text:span><text:span text:style-name="T78">, </text:span><text:span text:style-name="T82">R2</text:span></text:p>
      <text:p text:style-name="P118"><text:span text:style-name="T78">...<text:tab/></text:span></text:p>
      <text:h text:style-name="P90" text:outline-level="2"><text:bookmark-start text:name="__RefHeading___Toc1252_3484338271"/><text:span text:style-name="T61">E</text:span><text:span text:style-name="T59">QU</text:span><text:bookmark-end text:name="__RefHeading___Toc1252_3484338271"/></text:h>
      <text:p text:style-name="P113"><text:span text:style-name="T83">Defines an equivalency, where instances of the </text:span><text:span text:style-name="T84">identifier are replaced with the associated constant during pre-processing. </text:span><text:span text:style-name="T85">The associated value must be a constant value, meaning constant expressions such as “3 + 2” are </text:span><text:span text:style-name="T55">not </text:span><text:span text:style-name="T85">valid.</text:span></text:p>
      <text:p text:style-name="Standard"/>
      <text:p text:style-name="Standard"/>
      <text:p text:style-name="P107">Ex.</text:p>
      <text:p text:style-name="P107"/>
      <text:p text:style-name="P96">&lt;identifier&gt; EQU &lt;constant&gt;</text:p>
      <text:p text:style-name="P96"/>
      <text:p text:style-name="P112"/>
      <text:p text:style-name="P108">Ex 2.</text:p>
      <text:p text:style-name="P108"><text:span text:style-name="T70"/></text:p>
      <text:p text:style-name="P112">FOO EQU 3 </text:p>
      <text:h text:style-name="P81" text:outline-level="1"><text:bookmark-start text:name="__RefHeading___Toc1386_2031202759"/><text:span text:style-name="T1">Directives</text:span><text:bookmark-end text:name="__RefHeading___Toc1386_2031202759"/></text:h>
      <text:h text:style-name="P85" text:outline-level="2"><text:bookmark-start text:name="__RefHeading___Toc1254_3484338271"/>ORG<text:bookmark-end text:name="__RefHeading___Toc1254_3484338271"/></text:h>
      <text:h text:style-name="P85" text:outline-level="2"><text:bookmark-start text:name="__RefHeading___Toc1256_3484338271"/>DATA<text:bookmark-end text:name="__RefHeading___Toc1256_3484338271"/></text:h>
      <text:h text:style-name="P85" text:outline-level="2"><text:bookmark-start text:name="__RefHeading___Toc1258_3484338271"/>`HIGH/`LOW<text:bookmark-end text:name="__RefHeading___Toc1258_3484338271"/></text:h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ui-monospace" svg:font-family="ui-monospace, SFMono-Regular, 'SF Mono', Menlo, Consolas, 'Liberation Mono', monospace"/>
    <style:font-face style:name="Arial1" svg:font-family="Arial" style:font-family-generic="swiss"/>
    <style:font-face style:name="Source Code Pro" svg:font-family="'Source Code Pro'" style:font-family-generic="modern" style:font-pitch="fixed"/>
    <style:font-face style:name="Source Code Pro Semibold" svg:font-family="'Source Code Pro Semibold'" style:font-family-generic="modern" style:font-pitch="fixed"/>
    <style:font-face style:name="Source Code Pro Semibold1" svg:font-family="'Source Code Pro Semibold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99in" fo:margin-bottom="0.0799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style style:name="MP1" style:family="paragraph" style:parent-style-name="Header">
      <loext:graphic-properties draw:fill-gradient-name="gradient" draw:fill-hatch-name="hatch"/>
      <style:paragraph-properties fo:text-align="end" style:justify-single-word="false" fo:padding="0.0201in" fo:border-left="none" fo:border-right="none" fo:border-top="none" fo:border-bottom="0.06pt solid #000000"/>
      <style:text-properties style:font-name="Source Code Pro" fo:font-style="italic" officeooo:rsid="009f982a" officeooo:paragraph-rsid="00a0cba4" style:font-style-asian="italic" style:font-style-complex="italic"/>
    </style:style>
    <style:style style:name="MP2" style:family="paragraph" style:parent-style-name="Header">
      <loext:graphic-properties draw:fill-gradient-name="gradient" draw:fill-hatch-name="hatch"/>
      <style:paragraph-properties fo:padding="0.0201in" fo:border-left="none" fo:border-right="none" fo:border-top="none" fo:border-bottom="0.06pt solid #000000"/>
      <style:text-properties style:font-name="Source Code Pro" fo:font-style="italic" officeooo:rsid="009f982a" officeooo:paragraph-rsid="009f982a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IPTIDE Assembler Manual</text:p>
      </style:header>
      <style:header-left>
        <text:p text:style-name="MP2">RIPTIDE Assembler Manual</text:p>
      </style:header-left>
      <loext:header-first>
        <text:p text:style-name="Header_20_left"/>
      </loext:header-first>
      <style:footer>
        <text:p text:style-name="Footer_20_right"><text:page-number text:select-page="current">17</text:page-number></text:p>
      </style:footer>
      <style:footer-left>
        <text:p text:style-name="Footer_20_left"><text:page-number text:select-page="current">18</text:page-number></text:p>
      </style:footer-left>
      <loext:footer-first>
        <text:p text:style-name="Footer"/>
      </loext:footer-first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4-08T10:34:59.727000000</meta:creation-date>
    <dc:date>2023-05-03T14:00:54.355000000</dc:date>
    <meta:editing-duration>PT5H31M13S</meta:editing-duration>
    <meta:editing-cycles>181</meta:editing-cycles>
    <meta:generator>LibreOffice/6.4.6.2$Windows_X86_64 LibreOffice_project/0ce51a4fd21bff07a5c061082cc82c5ed232f115</meta:generator>
    <meta:document-statistic meta:table-count="1" meta:image-count="0" meta:object-count="0" meta:page-count="18" meta:paragraph-count="272" meta:word-count="1260" meta:character-count="7090" meta:non-whitespace-character-count="6059"/>
  </office:meta>
</office:document-meta>
</file>